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40pt"/>
    </style:style>
    <style:style style:name="P2" style:family="paragraph">
      <loext:graphic-properties draw:fill-color="#ffffff"/>
    </style:style>
    <style:style style:name="P3" style:family="paragraph">
      <style:text-properties fo:font-size="10pt"/>
    </style:style>
    <style:style style:name="P4" style:family="paragraph">
      <style:text-properties fo:font-size="10pt" style:font-size-asian="32pt" style:font-size-complex="32pt"/>
    </style:style>
    <style:style style:name="P5" style:family="paragraph">
      <style:text-properties fo:font-size="10pt" style:font-size-asian="28pt" style:font-size-complex="28pt"/>
    </style:style>
    <style:style style:name="P6" style:family="paragraph">
      <style:text-properties fo:font-size="10pt" style:font-size-asian="24pt" style:font-size-complex="24pt"/>
    </style:style>
    <style:style style:name="P7" style:family="paragraph">
      <loext:graphic-properties draw:fill-color="#ffffff"/>
      <style:text-properties fo:font-size="20pt"/>
    </style:style>
    <style:style style:name="T1" style:family="text">
      <style:text-properties fo:font-size="40pt"/>
    </style:style>
    <style:style style:name="T2" style:family="text">
      <style:text-properties fo:font-size="10pt"/>
    </style:style>
    <style:style style:name="T3" style:family="text">
      <style:text-properties fo:font-size="10pt" style:font-size-asian="32pt" style:font-size-complex="32pt"/>
    </style:style>
    <style:style style:name="T4" style:family="text">
      <style:text-properties fo:font-size="10pt" style:font-size-asian="28pt" style:font-size-complex="28pt"/>
    </style:style>
    <style:style style:name="T5" style:family="text">
      <style:text-properties fo:font-size="10pt" style:font-size-asian="24pt" style:font-size-complex="24pt"/>
    </style:style>
    <style:style style:name="T6"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Repsonsive Web Design and Web Development with HTML5 and CSS3</text:span></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SS</text:p>
          </draw:text-box>
        </draw:frame>
        <draw:frame presentation:style-name="pr4" draw:text-style-name="P3" draw:layer="layout" svg:width="25.199cm" svg:height="15.488cm" draw:transform="rotate (0.00366519142918809) translate (1.378cm 4.96cm)" presentation:class="outline" presentation:user-transformed="true">
          <draw:text-box>
            <text:list text:style-name="L2">
              <text:list-item>
                <text:p><text:span text:style-name="T2">Example CSS</text:span></text:p>
                <text:list>
                  <text:list-item>
                    <text:p><text:span text:style-name="T2">H1, H2 { color :green; font-family Heluvetica Neue, <text:s/>Arial; }</text:span></text:p>
                  </text:list-item>
                  <text:list-item>
                    <text:p><text:span text:style-name="T2">H1 {font-size: 40px; }</text:span></text:p>
                  </text:list-item>
                  <text:list-item>
                    <text:p><text:span text:style-name="T2">H2 {font-size: 25px; }</text:span></text:p>
                  </text:list-item>
                </text:list>
              </text:list-item>
              <text:list-item>
                <text:p><text:span text:style-name="T2">Colors</text:span></text:p>
                <text:list>
                  <text:list-item>
                    <text:p><text:span text:style-name="T2">Shades of Gray : Red, Green and Blue take the same value</text:span></text:p>
                  </text:list-item>
                  <text:list-item>
                    <text:p><text:span text:style-name="T2">#555 means #555555</text:span></text:p>
                  </text:list-item>
                  <text:list-item>
                    <text:p><text:span text:style-name="T2">Can also have transpancery : rgba(&lt;decimal for Red&gt;, &lt;decimal for green&gt;, &lt;decimal for blue&gt;, transparent( 0.0 → 1.0))</text:span></text:p>
                  </text:list-item>
                </text:list>
              </text:list-item>
              <text:list-item>
                <text:p><text:span text:style-name="T2">Box Model</text:span></text:p>
                <text:list>
                  <text:list-item>
                    <text:p><text:span text:style-name="T2">Consist of Content, Padding, Border, Margin</text:span></text:p>
                    <text:list>
                      <text:list-item>
                        <text:p><text:span text:style-name="T2">Padding : Transparent area around the content inside the box has the characteristics of content</text:span></text:p>
                      </text:list-item>
                      <text:list-item>
                        <text:p><text:span text:style-name="T2">Margin : Space between boxes</text:span></text:p>
                      </text:list-item>
                    </text:list>
                  </text:list-item>
                  <text:list-item>
                    <text:p><text:span text:style-name="T2">Standard Height and Width of the content only</text:span></text:p>
                  </text:list-item>
                  <text:list-item>
                    <text:p><text:span text:style-name="T2">Box-sizing : border in CSS we can defined the Height and Width for an entire box</text:span></text:p>
                    <text:list>
                      <text:list-item>
                        <text:p><text:span text:style-name="T2">Value : content-box → width,height (min,max) : Border, Padding or margin are not included</text:span></text:p>
                      </text:list-item>
                      <text:list-item>
                        <text:p><text:span text:style-name="T2">Value border-box → width, height propeties (min/max) includes content, padding and border, but no the margin</text:span></text:p>
                      </text:list-item>
                    </text:list>
                  </text:list-item>
                  <text:list-item>
                    <text:p><text:span text:style-name="T2">Inline element can neither set their height or wdith</text:span></text:p>
                  </text:list-item>
                </text:list>
              </text:list-item>
              <text:list-item>
                <text:p><text:span text:style-name="T2">Good Practice to set all margins and padding to 0 and <text:s/>box-sizing to a content-box</text:span></text:p>
              </text:list-item>
              <text:list-item>
                <text:p><text:span text:style-name="T2">Pseduo-element : A key word added to a selector that lets you style a specific part of the selected element</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SS (2)</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A Simple Layout</text:span></text:p>
                <text:list>
                  <text:list-item>
                    <text:p><text:span text:style-name="T2">Container (class) good for setting width</text:span></text:p>
                  </text:list-item>
                  <text:list-item>
                    <text:p><text:span text:style-name="T2">Center an HTML Object</text:span></text:p>
                    <text:list>
                      <text:list-item>
                        <text:p><text:span text:style-name="T2">Margin-left : auto; Margin-right : auto</text:span></text:p>
                      </text:list-item>
                      <text:list-item>
                        <text:p><text:span text:style-name="T2">Auto → means that the left and right margin are adjusted automatically according to the context of the element</text:span></text:p>
                        <text:list>
                          <text:list-item>
                            <text:p><text:span text:style-name="T2">Could be the website. <text:s/></text:span></text:p>
                          </text:list-item>
                          <text:list-item>
                            <text:p><text:span text:style-name="T2">If you adjust it will always be centred in <text:s/>the margin left and right are equal</text:span></text:p>
                          </text:list-item>
                        </text:list>
                      </text:list-item>
                    </text:list>
                  </text:list-item>
                  <text:list-item>
                    <text:p><text:span text:style-name="T2">Put your boxes next to each on the same line use float</text:span></text:p>
                    <text:list>
                      <text:list-item>
                        <text:p><text:span text:style-name="T2">With float an element can be pushed to the left or right</text:span></text:p>
                        <text:list>
                          <text:list-item>
                            <text:p><text:span text:style-name="T2">Make both boxes float left and they will be side by side</text:span></text:p>
                          </text:list-item>
                          <text:list-item>
                            <text:p><text:span text:style-name="T2">In <text:s/>order to stop a box from being float a clear property is used</text:span></text:p>
                            <text:list>
                              <text:list-item>
                                <text:p><text:span text:style-name="T2">Example</text:span></text:p>
                              </text:list-item>
                              <text:list-item>
                                <text:p><text:span text:style-name="T2">.</text:span><text:span text:style-name="T2"><text:tab/></text:span><text:span text:style-name="T2">clearFix:after { content: “”; display table; clear:both; }</text:span></text:p>
                              </text:list-item>
                            </text:list>
                          </text:list-item>
                        </text:list>
                      </text:list-item>
                      <text:list-item>
                        <text:p><text:span text:style-name="T2">The image is taller than the element containing it, and it is floated, so it overflows outside of its container:</text:span></text:p>
                        <text:list>
                          <text:list-item>
                            <text:p><text:span text:style-name="T2">Add a clearfix class with overflow: auto; to the containing element, to fix this problem:</text:span></text:p>
                          </text:list-item>
                        </text:list>
                      </text:list-item>
                    </text:list>
                  </text:list-item>
                </text:list>
              </text:list-item>
              <text:list-item>
                <text:p><text:span text:style-name="T2">Border-radius : 50% will allow you to convert an image from a square to a circle</text:span></text:p>
              </text:list-item>
              <text:list-item>
                <text:p><text:span text:style-name="T2">Auto can help maintain the aspect <text:s/>ratio of an image</text:span></text:p>
              </text:list-item>
              <text:list-item>
                <text:p><text:span text:style-name="T2">Relative vs Absolute</text:span></text:p>
                <text:list>
                  <text:list-item>
                    <text:p><text:span text:style-name="T2">Relative → position on web page determine by other elements</text:span></text:p>
                    <text:list>
                      <text:list-item>
                        <text:p><text:span text:style-name="T2">Insure the parent element is relative </text:span></text:p>
                      </text:list-item>
                    </text:list>
                  </text:list-item>
                  <text:list-item>
                    <text:p><text:span text:style-name="T2">Absolute</text:span></text:p>
                  </text:list-item>
                  <text:list-item>
                    <text:p><text:span text:style-name="T2">.date {</text:span></text:p>
                    <text:list>
                      <text:list-item>
                        <text:p><text:span text:style-name="T2">Position : absolute</text:span></text:p>
                      </text:list-item>
                      <text:list-item>
                        <text:p><text:span text:style-name="T2">Top : 10</text:span><text:span text:style-name="T2"><text:tab/></text:span><text:span text:style-name="T2">px</text:span><text:span text:style-name="T2"><text:tab/></text:span><text:span text:style-name="T2"><text:tab/></text:span><text:span text:style-name="T2"><text:tab/></text:span><text:span text:style-name="T2"> pixels between the parent container and the top</text:span></text:p>
                      </text:list-item>
                      <text:list-item>
                        <text:p><text:span text:style-name="T2">Right : 30 </text:span><text:span text:style-name="T2"><text:tab/></text:span><text:span text:style-name="T2"> </text:span><text:span text:style-name="T2"><text:tab/></text:span><text:span text:style-name="T2"> </text:span><text:span text:style-name="T2"><text:tab/></text:span><text:span text:style-name="T2">30 pixels between the right side of the parent container and the element }</text:span></text:p>
                      </text:list-item>
                    </text:list>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Design</text:p>
          </draw:text-box>
        </draw:frame>
        <draw:frame presentation:style-name="pr4" draw:text-style-name="P4" draw:layer="layout" svg:width="25.199cm" svg:height="15.486cm" svg:x="1.4cm" svg:y="4.914cm" presentation:class="outline" presentation:user-transformed="true">
          <draw:text-box>
            <text:list text:style-name="L2">
              <text:list-item>
                <text:p><text:span text:style-name="T3">Designer create the look and feel and the developer builds it.</text:span></text:p>
              </text:list-item>
              <text:list-item>
                <text:p><text:span text:style-name="T3">Flat Design</text:span></text:p>
                <text:list>
                  <text:list-item>
                    <text:p><text:span text:style-name="T3">Gets rids of color gradients, <text:s/>shadows and babbles</text:span></text:p>
                  </text:list-item>
                  <text:list-item>
                    <text:p><text:span text:style-name="T3">Perceived as simple clean and modern</text:span></text:p>
                  </text:list-item>
                </text:list>
              </text:list-item>
              <text:list-item>
                <text:p><text:span text:style-name="T3">Typograhy</text:span></text:p>
                <text:list>
                  <text:list-item>
                    <text:p><text:span text:style-name="T3">Art and technique of arranging type to make written language readable and beautiful</text:span></text:p>
                  </text:list-item>
                  <text:list-item>
                    <text:p><text:span text:style-name="T3">Use a font between 15 and 25 pixels for body text</text:span></text:p>
                    <text:list>
                      <text:list-item>
                        <text:p><text:span text:style-name="T3">Depends on typeface, how much text and how much you want the text to stand out</text:span></text:p>
                        <text:list>
                          <text:list-item>
                            <text:p><text:span text:style-name="T3">Smaller is harder to read</text:span></text:p>
                          </text:list-item>
                          <text:list-item>
                            <text:p><text:span text:style-name="T3">Bigger then text looks unnaturally big</text:span></text:p>
                          </text:list-item>
                        </text:list>
                      </text:list-item>
                    </text:list>
                  </text:list-item>
                  <text:list-item>
                    <text:p><text:span text:style-name="T3">Use Really Big Font Sizes for headlines</text:span><text:span text:style-name="T3"><text:tab/></text:span></text:p>
                    <text:list>
                      <text:list-item>
                        <text:p><text:span text:style-name="T3">Reasoning → Really Big Text you want the user to read</text:span></text:p>
                      </text:list-item>
                      <text:list-item>
                        <text:p><text:span text:style-name="T3">If you think the fonts size is too big then reduce the font weight so it does</text:span></text:p>
                        <text:list>
                          <text:list-item>
                            <text:p><text:span text:style-name="T3">The text does not steal too much attention</text:span></text:p>
                          </text:list-item>
                          <text:list-item>
                            <text:p><text:span text:style-name="T3">Look less bulky and more elegant</text:span></text:p>
                          </text:list-item>
                        </text:list>
                      </text:list-item>
                    </text:list>
                  </text:list-item>
                  <text:list-item>
                    <text:p><text:span text:style-name="T3">Use line spacing between 120 and 150 % of the fonts size</text:span></text:p>
                    <text:list>
                      <text:list-item>
                        <text:p><text:span text:style-name="T3">Makes text easier to read</text:span></text:p>
                      </text:list-item>
                      <text:list-item>
                        <text:p><text:span text:style-name="T3">Even at 100 % the text is not easy tor ead since the lines almost overlap</text:span></text:p>
                      </text:list-item>
                      <text:list-item>
                        <text:p><text:span text:style-name="T3">At 200% it is way spaced out</text:span></text:p>
                      </text:list-item>
                    </text:list>
                  </text:list-item>
                  <text:list-item>
                    <text:p><text:span text:style-name="T3">45 to 90 characters is the optimal line length</text:span></text:p>
                    <text:list>
                      <text:list-item>
                        <text:p><text:span text:style-name="T3">Easy to read</text:span></text:p>
                      </text:list-item>
                      <text:list-item>
                        <text:p><text:span text:style-name="T3">36 character and the text looks weird ( unless you have columns)</text:span></text:p>
                      </text:list-item>
                      <text:list-item>
                        <text:p><text:span text:style-name="T3">When the text is way too ling it is harder for you eyse to find the beginning of the next line at the end of the last line</text:span></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Design (2)</text:p>
          </draw:text-box>
        </draw:frame>
        <draw:frame presentation:style-name="pr4" draw:text-style-name="P5" draw:layer="layout" svg:width="26.112cm" svg:height="15.457cm" svg:x="0.8cm" svg:y="4.943cm" presentation:class="outline" presentation:user-transformed="true">
          <draw:text-box>
            <text:list text:style-name="L2">
              <text:list-item>
                <text:list>
                  <text:list-item>
                    <text:p><text:span text:style-name="T4">Use good fonts</text:span></text:p>
                    <text:list>
                      <text:list-item>
                        <text:p><text:span text:style-name="T4">Sans Serrif</text:span></text:p>
                        <text:list>
                          <text:list-item>
                            <text:p><text:span text:style-name="T4">More neutral</text:span></text:p>
                          </text:list-item>
                          <text:list-item>
                            <text:p><text:span text:style-name="T4">Clean </text:span></text:p>
                          </text:list-item>
                          <text:list-item>
                            <text:p><text:span text:style-name="T4">Simple</text:span></text:p>
                          </text:list-item>
                          <text:list-item>
                            <text:p><text:span text:style-name="T4">Modern Websites</text:span></text:p>
                          </text:list-item>
                          <text:list-item>
                            <text:p><text:span text:style-name="T4">Examples Open Sans, Lato, Raleway, Monsterrat, PT Sans</text:span></text:p>
                          </text:list-item>
                        </text:list>
                      </text:list-item>
                      <text:list-item>
                        <text:p><text:span text:style-name="T4">Serif</text:span></text:p>
                        <text:list>
                          <text:list-item>
                            <text:p><text:span text:style-name="T4">Tradional Purposes</text:span></text:p>
                          </text:list-item>
                          <text:list-item>
                            <text:p><text:span text:style-name="T4">Story Telling</text:span></text:p>
                          </text:list-item>
                          <text:list-item>
                            <text:p><text:span text:style-name="T4">Long Reading</text:span></text:p>
                          </text:list-item>
                          <text:list-item>
                            <text:p><text:span text:style-name="T4">Examples Cardo, Merriweather, PT serrif</text:span></text:p>
                          </text:list-item>
                        </text:list>
                      </text:list-item>
                    </text:list>
                  </text:list-item>
                  <text:list-item>
                    <text:p><text:span text:style-name="T4">How to choose a font?</text:span></text:p>
                    <text:list>
                      <text:list-item>
                        <text:p><text:span text:style-name="T4">Chose a font which reflects the look and feel you want for your website</text:span></text:p>
                      </text:list-item>
                      <text:list-item>
                        <text:p><text:span text:style-name="T4">Decide sans-serif or serif typeface</text:span></text:p>
                      </text:list-item>
                      <text:list-item>
                        <text:p><text:span text:style-name="T4">Use a good font</text:span></text:p>
                      </text:list-item>
                      <text:list-item>
                        <text:p><text:span text:style-name="T4">Use only that one typeface</text:span></text:p>
                      </text:list-item>
                    </text:list>
                  </text:list-item>
                  <text:list-item>
                    <text:p><text:span text:style-name="T4">Semi Rounded details of the letters give the typeface a feeling of warmth</text:span></text:p>
                  </text:list-item>
                  <text:list-item>
                    <text:p><text:span text:style-name="T4">Strong Structure give stability and seriousness</text:span></text:p>
                  </text:list-item>
                  <text:list-item>
                    <text:p><text:span text:style-name="T4">Each Web Page Should only have one H1 heading</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Design (2)</text:p>
          </draw:text-box>
        </draw:frame>
        <draw:frame presentation:style-name="pr4" draw:text-style-name="P4" draw:layer="layout" svg:width="25.2cm" svg:height="15.486cm" svg:x="1.4cm" svg:y="4.914cm" presentation:class="outline" presentation:user-transformed="true">
          <draw:text-box>
            <text:list text:style-name="L2">
              <text:list-item>
                <text:p><text:span text:style-name="T3">Colours</text:span></text:p>
                <text:list>
                  <text:list-item>
                    <text:p><text:span text:style-name="T3">Use only one base color</text:span></text:p>
                    <text:list>
                      <text:list-item>
                        <text:p><text:span text:style-name="T3">Base excludes : Black, White or some shade fo gray</text:span></text:p>
                      </text:list-item>
                      <text:list-item>
                        <text:p><text:span text:style-name="T3">Create darker and lighter version of the colour to be used in a design</text:span></text:p>
                      </text:list-item>
                    </text:list>
                  </text:list-item>
                  <text:list-item>
                    <text:p><text:span text:style-name="T3">Use the main colour to draw attention ot the most important elements on your web page</text:span></text:p>
                  </text:list-item>
                  <text:list-item>
                    <text:p><text:span text:style-name="T3">Example : On one web site the main colour is green, but they use orange to draw your attention to the “Try it for free button”</text:span></text:p>
                  </text:list-item>
                  <text:list-item>
                    <text:p><text:span text:style-name="T3">Attention</text:span></text:p>
                    <text:list>
                      <text:list-item>
                        <text:p><text:span text:style-name="T3">When you are in doubt about using colours <text:s/>and don’t know when to use them use or how often. <text:s/></text:span></text:p>
                        <text:list>
                          <text:list-item>
                            <text:p><text:span text:style-name="T3">Solution Pick a colour that stands out and use it and use it to draw attention to a button or anything else on your website that is important</text:span></text:p>
                          </text:list-item>
                        </text:list>
                      </text:list-item>
                    </text:list>
                  </text:list-item>
                  <text:list-item>
                    <text:p><text:span text:style-name="T3">Never use black in your design</text:span></text:p>
                    <text:list>
                      <text:list-item>
                        <text:p><text:span text:style-name="T3">Colour black almost never appears in the real world</text:span></text:p>
                      </text:list-item>
                    </text:list>
                  </text:list-item>
                  <text:list-item>
                    <text:p><text:span text:style-name="T3">Choose colors wisely</text:span></text:p>
                    <text:list>
                      <text:list-item>
                        <text:p><text:span text:style-name="T3">Red : Color for power passion, strenght and excitement</text:span></text:p>
                        <text:list>
                          <text:list-item>
                            <text:p><text:span text:style-name="T3">Briger Tones are more enigectic</text:span></text:p>
                          </text:list-item>
                          <text:list-item>
                            <text:p><text:span text:style-name="T3">Darker shades are more powerful and elegant</text:span></text:p>
                          </text:list-item>
                        </text:list>
                      </text:list-item>
                      <text:list-item>
                        <text:p><text:span text:style-name="T3">Orange : Draws attebntion without being as overpowering as red</text:span></text:p>
                        <text:list>
                          <text:list-item>
                            <text:p><text:span text:style-name="T3">Cheerfullness and creativity</text:span></text:p>
                          </text:list-item>
                          <text:list-item>
                            <text:p><text:span text:style-name="T3">Associated with : friendleness, confidence and courage</text:span></text:p>
                          </text:list-item>
                        </text:list>
                      </text:list-item>
                      <text:list-item>
                        <text:p><text:span text:style-name="T3">Yellow</text:span></text:p>
                        <text:list>
                          <text:list-item>
                            <text:p><text:span text:style-name="T3">Energeitc happiness and loviness</text:span></text:p>
                          </text:list-item>
                          <text:list-item>
                            <text:p><text:span text:style-name="T3">Associates with curosity, inteliigence and brightness</text:span></text:p>
                          </text:list-item>
                        </text:list>
                      </text:list-item>
                    </text:list>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Design (3)</text:p>
          </draw:text-box>
        </draw:frame>
        <draw:frame presentation:style-name="pr4" draw:text-style-name="P5" draw:layer="layout" svg:width="25.199cm" svg:height="15.886cm" svg:x="1.4cm" svg:y="4.914cm" presentation:class="outline" presentation:user-transformed="true">
          <draw:text-box>
            <text:list text:style-name="L2">
              <text:list-item>
                <text:list>
                  <text:list-item>
                    <text:p><text:span text:style-name="T4">Green : Color of harmony, nature, life, money</text:span></text:p>
                    <text:list>
                      <text:list-item>
                        <text:p><text:span text:style-name="T4">Associates with money</text:span></text:p>
                      </text:list-item>
                      <text:list-item>
                        <text:p><text:span text:style-name="T4">Design : Balancing and Haromonizing affect</text:span></text:p>
                      </text:list-item>
                    </text:list>
                  </text:list-item>
                  <text:list-item>
                    <text:p><text:span text:style-name="T4">Blue : Patient , Peace, Trustworitheness, Stability</text:span></text:p>
                    <text:list>
                      <text:list-item>
                        <text:p><text:span text:style-name="T4">Most beloved colors especially associated with men</text:span></text:p>
                      </text:list-item>
                      <text:list-item>
                        <text:p><text:span text:style-name="T4">Associated with : Proffesionalism, Trust, Honor</text:span></text:p>
                        <text:list>
                          <text:list-item>
                            <text:p><text:span text:style-name="T4">Reason why the biggest social networks use the color</text:span></text:p>
                          </text:list-item>
                        </text:list>
                      </text:list-item>
                    </text:list>
                  </text:list-item>
                  <text:list-item>
                    <text:p><text:span text:style-name="T4">Purple :</text:span></text:p>
                    <text:list>
                      <text:list-item>
                        <text:p><text:span text:style-name="T4">Associated with power, nobility, weatth</text:span></text:p>
                      </text:list-item>
                      <text:list-item>
                        <text:p><text:span text:style-name="T4">Design : Gives a sense of wisdom, luxury, mystery, nobility , royality</text:span></text:p>
                      </text:list-item>
                    </text:list>
                  </text:list-item>
                  <text:list-item>
                    <text:p><text:span text:style-name="T4">Pink : Romance, passivity, Care Peace and affection</text:span></text:p>
                  </text:list-item>
                  <text:list-item>
                    <text:p><text:span text:style-name="T4">Brown: Relaxation and Confidense</text:span></text:p>
                    <text:list>
                      <text:list-item>
                        <text:p><text:span text:style-name="T4">Means earthiness, nature, durability,comfort and reliability</text:span></text:p>
                      </text:list-item>
                    </text:list>
                  </text:list-item>
                </text:list>
              </text:list-item>
              <text:list-item>
                <text:p><text:span text:style-name="T4">Working with images</text:span></text:p>
                <text:list>
                  <text:list-item>
                    <text:p><text:span text:style-name="T4">More attractive an create better user engagement</text:span></text:p>
                  </text:list-item>
                  <text:list-item>
                    <text:p><text:span text:style-name="T4">Put Text on an image</text:span></text:p>
                    <text:list>
                      <text:list-item>
                        <text:p><text:span text:style-name="T4">Works only if the image is quire dark</text:span></text:p>
                      </text:list-item>
                      <text:list-item>
                        <text:p><text:span text:style-name="T4">Must have a lot of contrast</text:span></text:p>
                      </text:list-item>
                    </text:list>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ite Design (3)</text:p>
          </draw:text-box>
        </draw:frame>
        <draw:frame presentation:style-name="pr4" draw:text-style-name="P6" draw:layer="layout" svg:width="25.199cm" svg:height="15.486cm" svg:x="1.4cm" svg:y="4.914cm" presentation:class="outline" presentation:user-transformed="true">
          <draw:text-box>
            <text:list text:style-name="L2">
              <text:list-item>
                <text:list>
                  <text:list-item>
                    <text:list>
                      <text:list-item>
                        <text:p><text:span text:style-name="T5">Overlay an image with a color</text:span></text:p>
                        <text:list>
                          <text:list-item>
                            <text:p><text:span text:style-name="T5">black turns </text:span></text:p>
                          </text:list-item>
                          <text:list-item>
                            <text:p><text:span text:style-name="T5">Other colors can create good effects too</text:span></text:p>
                          </text:list-item>
                        </text:list>
                      </text:list-item>
                      <text:list-item>
                        <text:p><text:span text:style-name="T5">Use color gradiants</text:span></text:p>
                      </text:list-item>
                    </text:list>
                  </text:list-item>
                  <text:list-item>
                    <text:p><text:span text:style-name="T5">Putting the text in a box </text:span></text:p>
                    <text:list>
                      <text:list-item>
                        <text:p><text:span text:style-name="T5">The box should be opaque, so you can see the image beneath it</text:span></text:p>
                      </text:list-item>
                    </text:list>
                  </text:list-item>
                  <text:list-item>
                    <text:p><text:span text:style-name="T5">Blur</text:span></text:p>
                    <text:list>
                      <text:list-item>
                        <text:p><text:span text:style-name="T5">Can be the whole image or one put ( an out-of-focus area)</text:span></text:p>
                      </text:list-item>
                      <text:list-item>
                        <text:p><text:span text:style-name="T5">Make sure the text stays on the blur for all screen resolutions</text:span></text:p>
                      </text:list-item>
                    </text:list>
                  </text:list-item>
                  <text:list-item>
                    <text:p><text:span text:style-name="T5">Floor Fade – An image fades towards black toward the bottom with white text</text:span></text:p>
                    <text:list>
                      <text:list-item>
                        <text:p><text:span text:style-name="T5">Almost unnotaciable, but improving readability</text:span></text:p>
                      </text:list-item>
                      <text:list-item>
                        <text:p><text:span text:style-name="T5">Increased the text readability</text:span></text:p>
                      </text:list-item>
                      <text:list-item>
                        <text:p><text:span text:style-name="T5">Good for text at the bottom of the page</text:span></text:p>
                      </text:list-item>
                    </text:list>
                  </text:list-item>
                </text:list>
              </text:list-item>
              <text:list-item>
                <text:p><text:span text:style-name="T5">Icons</text:span></text:p>
                <text:list>
                  <text:list-item>
                    <text:p><text:span text:style-name="T5">Use icons to show features of your website or step in a workflow</text:span></text:p>
                  </text:list-item>
                  <text:list-item>
                    <text:p><text:span text:style-name="T5">Help the user to quickly browse through a page and get an idea what the website is all about</text:span></text:p>
                  </text:list-item>
                  <text:list-item>
                    <text:p><text:span text:style-name="T5">Use icons for actions or links</text:span></text:p>
                  </text:list-item>
                  <text:list-item>
                    <text:p><text:span text:style-name="T5">Label your icons if you have enough space or it may confuse your users</text:span></text:p>
                  </text:list-item>
                  <text:list-item>
                    <text:p><text:span text:style-name="T5">Icons should only play a supporing role</text:span></text:p>
                    <text:list>
                      <text:list-item>
                        <text:p><text:span text:style-name="T5">Don’t need icons anywhere</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Design (4)</text:p>
          </draw:text-box>
        </draw:frame>
        <draw:frame presentation:style-name="pr4" draw:text-style-name="P6" draw:layer="layout" svg:width="25.199cm" svg:height="15.486cm" svg:x="1.4cm" svg:y="4.914cm" presentation:class="outline" presentation:user-transformed="true">
          <draw:text-box>
            <text:list text:style-name="L2">
              <text:list-item>
                <text:list>
                  <text:list-item>
                    <text:list>
                      <text:list-item>
                        <text:p><text:span text:style-name="T5">Two type of formats</text:span></text:p>
                        <text:list>
                          <text:list-item>
                            <text:p><text:span text:style-name="T5">Static</text:span></text:p>
                            <text:list>
                              <text:list-item>
                                <text:p><text:span text:style-name="T5">Raster Images</text:span></text:p>
                              </text:list-item>
                            </text:list>
                          </text:list-item>
                          <text:list-item>
                            <text:p><text:span text:style-name="T5">Vector</text:span></text:p>
                            <text:list>
                              <text:list-item>
                                <text:p><text:span text:style-name="T5">Scale endlessly up or down for any resoultion</text:span></text:p>
                              </text:list-item>
                            </text:list>
                          </text:list-item>
                        </text:list>
                      </text:list-item>
                      <text:list-item>
                        <text:p><text:span text:style-name="T5">Spacing and Layout</text:span></text:p>
                        <text:list>
                          <text:list-item>
                            <text:p><text:span text:style-name="T5">Key to create a clean and nice looking website</text:span></text:p>
                          </text:list-item>
                          <text:list-item>
                            <text:p><text:span text:style-name="T5">GuideLines</text:span></text:p>
                            <text:list>
                              <text:list-item>
                                <text:p><text:span text:style-name="T5">Put white space between your elements </text:span></text:p>
                              </text:list-item>
                              <text:list-item>
                                <text:p><text:span text:style-name="T5">Put white space between groups of elements</text:span></text:p>
                              </text:list-item>
                              <text:list-item>
                                <text:p><text:span text:style-name="T5">Put whitespace between your website’s section</text:span></text:p>
                              </text:list-item>
                              <text:list-item>
                                <text:p><text:span text:style-name="T5">Don’t use too much </text:span></text:p>
                                <text:list>
                                  <text:list-item>
                                    <text:p><text:span text:style-name="T5">Elements may lose their relationship to another</text:span></text:p>
                                  </text:list-item>
                                </text:list>
                              </text:list-item>
                            </text:list>
                          </text:list-item>
                          <text:list-item>
                            <text:p><text:span text:style-name="T5">Describes invisible relationships between the elements of your website</text:span></text:p>
                          </text:list-item>
                          <text:list-item>
                            <text:p><text:span text:style-name="T5">Visual hierarchery – organization of your content</text:span></text:p>
                            <text:list>
                              <text:list-item>
                                <text:p><text:span text:style-name="T5">Define ssections by using whtite space</text:span></text:p>
                              </text:list-item>
                            </text:list>
                          </text:list-item>
                          <text:list-item>
                            <text:p><text:span text:style-name="T5">Define Hierarchy</text:span></text:p>
                            <text:list>
                              <text:list-item>
                                <text:p><text:span text:style-name="T5">Decide where you want the user <text:s/>to look first</text:span></text:p>
                              </text:list-item>
                              <text:list-item>
                                <text:p><text:span text:style-name="T5">Establish a flow that corresponds to your content’s message</text:span></text:p>
                              </text:list-item>
                              <text:list-item>
                                <text:p><text:span text:style-name="T5">Use whitespace to build the flow</text:span></text:p>
                              </text:list-item>
                            </text:list>
                          </text:list-item>
                        </text:list>
                      </text:list-item>
                    </text:list>
                  </text:list-item>
                  <text:list-item>
                    <text:p><text:span text:style-name="T5">User Experience</text:span></text:p>
                    <text:list>
                      <text:list-item>
                        <text:p><text:span text:style-name="T5">Is the overall experience the user has with a product</text:span></text:p>
                      </text:list-item>
                      <text:list-item>
                        <text:p><text:span text:style-name="T5">Has to be beautiful and works</text:span></text:p>
                      </text:list-item>
                      <text:list-item>
                        <text:p><text:span text:style-name="T5">Collect Designs and ask yourself questions</text:span></text:p>
                        <text:list>
                          <text:list-item>
                            <text:p><text:span text:style-name="T5">Why do they look good</text:span></text:p>
                          </text:list-item>
                          <text:list-item>
                            <text:p><text:span text:style-name="T5">What do they have in common</text:span></text:p>
                          </text:list-item>
                          <text:list-item>
                            <text:p><text:span text:style-name="T5">How were they build in HTML and CSS</text:span></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Design (7)</text:p>
          </draw:text-box>
        </draw:frame>
        <draw:frame presentation:style-name="pr4" draw:layer="layout" svg:width="25.2cm" svg:height="15.686cm" svg:x="1.4cm" svg:y="4.914cm" presentation:class="outline" presentation:user-transformed="true">
          <draw:text-box>
            <text:list text:style-name="L2">
              <text:list-item>
                <text:p>Review of Web Design Slides</text:p>
                <text:list>
                  <text:list-item>
                    <text:p>Most of your content will be text, so beautiful typography is a key element to a good looking website.</text:p>
                  </text:list-item>
                  <text:list-item>
                    <text:p>Images are getting more and more important in webdesign, so choosing great images and putting text on them is an essential part of your work.</text:p>
                  </text:list-item>
                  <text:list-item>
                    <text:p>Icons are also a good way of setting a friendly tone for your website, but use them carefully.</text:p>
                  </text:list-item>
                  <text:list-item>
                    <text:p>The adequate use of whitespace makes a website look professionally designed, so use it a lot, but in the correct way.</text:p>
                  </text:list-item>
                  <text:list-item>
                    <text:p>Build a layout by defining the visual hierarchy of your content. Whitespace is also important for this.</text:p>
                  </text:list-item>
                  <text:list-item>
                    <text:p>Your website should be designed in a way that ensures that both the user and the owner of the website achieve their goals. This is the user experience.</text:p>
                  </text:list-item>
                  <text:list-item>
                    <text:p>It is very important that you get inspired by studying well-designed websites from other designers.</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 Deisgn (8)</text:p>
          </draw:text-box>
        </draw:frame>
        <draw:frame presentation:style-name="pr4" draw:text-style-name="P4" draw:layer="layout" svg:width="25.199cm" svg:height="15.886cm" svg:x="1.4cm" svg:y="4.914cm" presentation:class="outline" presentation:user-transformed="true">
          <draw:text-box>
            <text:list text:style-name="L2">
              <text:list-item>
                <text:p><text:span text:style-name="T3">Beautiful Typography</text:span></text:p>
                <text:list>
                  <text:list-item>
                    <text:p><text:span text:style-name="T3">1. Use a font-size between 15 and 25 pixels for body text</text:span></text:p>
                  </text:list-item>
                  <text:list-item>
                    <text:p><text:span text:style-name="T3">2. Use (really) big font sizes for headlines</text:span></text:p>
                  </text:list-item>
                  <text:list-item>
                    <text:p><text:span text:style-name="T3">3. Use a line spacing between 120 and 150% of the font size</text:span></text:p>
                  </text:list-item>
                  <text:list-item>
                    <text:p><text:span text:style-name="T3">4. 45 to 90 characters per line</text:span></text:p>
                  </text:list-item>
                  <text:list-item>
                    <text:p><text:span text:style-name="T3">5. Use good fonts</text:span></text:p>
                  </text:list-item>
                  <text:list-item>
                    <text:p><text:span text:style-name="T3">6. Chose a font which reflects the look and feel you want for your website</text:span></text:p>
                  </text:list-item>
                  <text:list-item>
                    <text:p><text:span text:style-name="T3">7. Use only one font</text:span></text:p>
                  </text:list-item>
                </text:list>
              </text:list-item>
              <text:list-item>
                <text:p><text:span text:style-name="T3">Using Colors Like a Pro</text:span></text:p>
                <text:list>
                  <text:list-item>
                    <text:p><text:span text:style-name="T3">1. Use only one base color</text:span></text:p>
                  </text:list-item>
                  <text:list-item>
                    <text:p><text:span text:style-name="T3">2. Use a tool if you want to use more colors</text:span></text:p>
                  </text:list-item>
                  <text:list-item>
                    <text:p><text:span text:style-name="T3">3. Use color to draw attention</text:span></text:p>
                  </text:list-item>
                  <text:list-item>
                    <text:p><text:span text:style-name="T3">4. Never use black in your design</text:span></text:p>
                  </text:list-item>
                  <text:list-item>
                    <text:p><text:span text:style-name="T3">5. Choose colours wisely</text:span></text:p>
                  </text:list-item>
                </text:list>
              </text:list-item>
              <text:list-item>
                <text:p><text:span text:style-name="T3">Working with Images</text:span></text:p>
                <text:list>
                  <text:list-item>
                    <text:p><text:span text:style-name="T3">1. Put text directly on the image</text:span></text:p>
                  </text:list-item>
                  <text:list-item>
                    <text:p><text:span text:style-name="T3">2. Overlay the image</text:span></text:p>
                  </text:list-item>
                  <text:list-item>
                    <text:p><text:span text:style-name="T3">3. Put your text in a box</text:span></text:p>
                  </text:list-item>
                  <text:list-item>
                    <text:p><text:span text:style-name="T3">4. Blur the image</text:span></text:p>
                  </text:list-item>
                  <text:list-item>
                    <text:p><text:span text:style-name="T3">5. The floor fade</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view of Web Design</text:p>
          </draw:text-box>
        </draw:frame>
        <draw:frame presentation:style-name="pr4" draw:layer="layout" svg:width="25.199cm" svg:height="15.686cm" svg:x="1.4cm" svg:y="4.914cm" presentation:class="outline" presentation:user-transformed="true">
          <draw:text-box>
            <text:list text:style-name="L2">
              <text:list-item>
                <text:p>Working with icons</text:p>
                <text:list>
                  <text:list-item>
                    <text:p>1. Use icons to list features/steps</text:p>
                  </text:list-item>
                  <text:list-item>
                    <text:p>2. Use icons for actions and links</text:p>
                  </text:list-item>
                  <text:list-item>
                    <text:p>3. Icons should be recognisable</text:p>
                  </text:list-item>
                  <text:list-item>
                    <text:p>4. Label your icons</text:p>
                  </text:list-item>
                  <text:list-item>
                    <text:p>5. Icons should not take a center stage</text:p>
                  </text:list-item>
                  <text:list-item>
                    <text:p>6. Use icon fonts whenever possible</text:p>
                  </text:list-item>
                </text:list>
              </text:list-item>
              <text:list-item>
                <text:p>Spacing and layout</text:p>
                <text:list>
                  <text:list-item>
                    <text:p>1. Put whitespace between your elements</text:p>
                  </text:list-item>
                  <text:list-item>
                    <text:p>2. Put whitespace between your groups of elements</text:p>
                  </text:list-item>
                  <text:list-item>
                    <text:p>3. Put whitespace between you website's sections</text:p>
                  </text:list-item>
                  <text:list-item>
                    <text:p>4. Define where you want your audience to look first</text:p>
                  </text:list-item>
                  <text:list-item>
                    <text:p>5. Establish a flow that corresponds to your content's message</text:p>
                  </text:list-item>
                  <text:list-item>
                    <text:p>6. Use whitespace to build that flow</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7 steps to a great web site</text:p>
          </draw:text-box>
        </draw:frame>
        <draw:frame presentation:style-name="pr4" draw:text-style-name="P4" draw:layer="layout" svg:width="25.2cm" svg:height="15.886cm" svg:x="1.4cm" svg:y="4.914cm" presentation:class="outline" presentation:user-transformed="true">
          <draw:text-box>
            <text:list text:style-name="L2">
              <text:list-item>
                <text:p><text:span text:style-name="T3">Step 1 : Define your project</text:span></text:p>
                <text:list>
                  <text:list-item>
                    <text:p><text:span text:style-name="T3">Start off by defining the goal of your project. This can be showing your portfolio to the world, selling an e-book, building a blog, etc.</text:span></text:p>
                  </text:list-item>
                  <text:list-item>
                    <text:p><text:span text:style-name="T3">Also define your audience. Ask yourself: which is the typical user that will visit my website?</text:span></text:p>
                    <text:list>
                      <text:list-item>
                        <text:p><text:span text:style-name="T3">This is important, because you should always design with your goal and audience in mind.</text:span></text:p>
                      </text:list-item>
                    </text:list>
                  </text:list-item>
                </text:list>
              </text:list-item>
              <text:list-item>
                <text:p><text:span text:style-name="T3">Step 2 : Plan out everything</text:span></text:p>
                <text:list>
                  <text:list-item>
                    <text:p><text:span text:style-name="T3">Once your project is defined, plan your content carefully. This includes text, images, videos, icons, etc.</text:span></text:p>
                  </text:list-item>
                  <text:list-item>
                    <text:p><text:span text:style-name="T3">Remember what I told you about visual hierarchy. It plays an important role when you start thinking about what you want on your website and what you don't. Defining the content before actually starting the design is called the content-first approach. It means that you should design for the content, instead of designing a webpage and then filling it with some stuff.</text:span></text:p>
                  </text:list-item>
                  <text:list-item>
                    <text:p><text:span text:style-name="T3">Define the navigation.</text:span></text:p>
                  </text:list-item>
                  <text:list-item>
                    <text:p><text:span text:style-name="T3">Define the site structure. You can draw a sitemap in this step if we're talking about a bigger project.</text:span></text:p>
                  </text:list-item>
                </text:list>
              </text:list-item>
              <text:list-item>
                <text:p><text:span text:style-name="T3">Step 3: Sketch your ideas before you desigjn</text:span></text:p>
                <text:list>
                  <text:list-item>
                    <text:p><text:span text:style-name="T3">Now it's time to get inspired and think about your design.</text:span></text:p>
                  </text:list-item>
                  <text:list-item>
                    <text:p><text:span text:style-name="T3">Then, get the ideas out of your head. And with that I mean that you should sketch your ideas before you start designing. It will help you explore ideas and create a concept of what you want to build. Using pencil and paper is a great way of quickly retaining your valuable ideas.</text:span></text:p>
                  </text:list-item>
                  <text:list-item>
                    <text:p><text:span text:style-name="T3">Make as many sketches as you want, but don't spend too much time perfecting anything. Once you have an initial idea, you can concentrate on the details when designing in HTML and CSS.</text:span></text:p>
                  </text:list-item>
                  <text:list-item>
                    <text:p><text:span text:style-name="T3">I advise you to never, ever start designing without having an idea of what you want to build. Getting inspiration is very important in this phase, and I already told you how to do that!</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7 Steps to a great website (2)</text:p>
          </draw:text-box>
        </draw:frame>
        <draw:frame presentation:style-name="pr4" draw:layer="layout" svg:width="25.199cm" svg:height="15.686cm" svg:x="1.4cm" svg:y="4.914cm" presentation:class="outline" presentation:user-transformed="true">
          <draw:text-box>
            <text:list text:style-name="L2">
              <text:list-item>
                <text:p><text:span text:style-name="T3">Step 4: Design and develop your website</text:span></text:p>
                <text:list>
                  <text:list-item>
                    <text:p><text:span text:style-name="T3">After sketching, start to design your website using all the guidelines and tips you've learned in the web design section.</text:span></text:p>
                  </text:list-item>
                  <text:list-item>
                    <text:p><text:span text:style-name="T3">You'll do that using HTML and CSS, which is called designing in the browser. Designing in the browser is basically designing and developing at the same time.</text:span></text:p>
                  </text:list-item>
                  <text:list-item>
                    <text:p><text:span text:style-name="T3">There are more and more designers leaving traditional design programs such as Photoshop and start designing in the browser. The biggest reason for this is that you can't design responsive websites in photoshop. It also saves you tons of time.</text:span></text:p>
                  </text:list-item>
                  <text:list-item>
                    <text:p><text:span text:style-name="T3">In this phase, you'll use your sketches, content and planning decisions you've made in steps 1, 2 and 3.</text:span></text:p>
                  </text:list-item>
                </text:list>
              </text:list-item>
              <text:list-item>
                <text:p><text:span text:style-name="T3">Step 5: Its not done year : Optizmiation</text:span></text:p>
                <text:list>
                  <text:list-item>
                    <text:p><text:span text:style-name="T3">Before you can actually launch your beautiful masterpiece for the world to see it, we have to optimize its performance in terms of site speed.</text:span></text:p>
                  </text:list-item>
                  <text:list-item>
                    <text:p><text:span text:style-name="T3">You also need to do some basic search engine optimization (SEO) for search engines such as google.</text:span></text:p>
                  </text:list-item>
                </text:list>
              </text:list-item>
              <text:list-item>
                <text:p><text:span text:style-name="T3">Step 6 : Launch your masterpiece</text:span></text:p>
                <text:list>
                  <text:list-item>
                    <text:p><text:span text:style-name="T3">Your optimized website is now finally ready to launch.</text:span></text:p>
                  </text:list-item>
                  <text:list-item>
                    <text:p><text:span text:style-name="T3">All you need for launching is a webserver that will host your website and deliver it to the world.</text:span></text:p>
                  </text:list-item>
                </text:list>
              </text:list-item>
              <text:list-item>
                <text:p><text:span text:style-name="T3">Step 7 : Site maintenance</text:span></text:p>
                <text:list>
                  <text:list-item>
                    <text:p><text:span text:style-name="T3">The launch of your website is not the end of the story.</text:span></text:p>
                  </text:list-item>
                  <text:list-item>
                    <text:p><text:span text:style-name="T3">Now it's time to monitor your users' behavior and make some changes to your website if necessary.</text:span></text:p>
                  </text:list-item>
                  <text:list-item>
                    <text:p><text:span text:style-name="T3">You should also update your content regularly in order to show your users that your website is alive! For instance, a blog can be a great way of doing that.</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rst Development Steps</text:p>
          </draw:text-box>
        </draw:frame>
        <draw:frame presentation:style-name="pr4" draw:text-style-name="P4" draw:layer="layout" svg:width="25.199cm" svg:height="15.486cm" svg:x="1.4cm" svg:y="4.914cm" presentation:class="outline" presentation:user-transformed="true">
          <draw:text-box>
            <text:list text:style-name="L2">
              <text:list-item>
                <text:p><text:span text:style-name="T3">For the html tag specify the lang attribute usually is en</text:span></text:p>
              </text:list-item>
              <text:list-item>
                <text:p><text:span text:style-name="T3">Normalize.css </text:span></text:p>
                <text:list>
                  <text:list-item>
                    <text:p><text:span text:style-name="T3">Make browsers render all elements more consistently and modern</text:span></text:p>
                  </text:list-item>
                  <text:list-item>
                    <text:p><text:span text:style-name="T3">don’t know the value of it.</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etting up the fluid grid fro responsive webdesign</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Decided to use bootstrap since it is more useful</text:span></text:p>
              </text:list-item>
              <text:list-item>
                <text:p><text:span text:style-name="T3">Responsive : Will work well on any device and/or screen resolution</text:span></text:p>
                <text:list>
                  <text:list-item>
                    <text:p><text:span text:style-name="T3">Able to read and navigated without zooming in or out</text:span></text:p>
                  </text:list-item>
                </text:list>
              </text:list-item>
              <text:list-item>
                <text:p><text:span text:style-name="T3">Three main ingredient to responsive web design</text:span></text:p>
                <text:list>
                  <text:list-item>
                    <text:p><text:span text:style-name="T3">Fluid Grid :</text:span></text:p>
                    <text:list>
                      <text:list-item>
                        <text:p><text:span text:style-name="T3"><text:s/></text:span><text:span text:style-name="T3">All layout elements are size in relative units such as percentages instead of absolute units like pixels</text:span></text:p>
                      </text:list-item>
                    </text:list>
                  </text:list-item>
                  <text:list-item>
                    <text:p><text:span text:style-name="T3">Flexible images </text:span></text:p>
                    <text:list>
                      <text:list-item>
                        <text:p><text:span text:style-name="T3">are also <text:s/>sized in relative units</text:span></text:p>
                      </text:list-item>
                      <text:list-item>
                        <text:p><text:span text:style-name="T3">Prevent them from displaying outside elements</text:span></text:p>
                      </text:list-item>
                    </text:list>
                  </text:list-item>
                  <text:list-item>
                    <text:p><text:span text:style-name="T3">Media queries </text:span></text:p>
                    <text:list>
                      <text:list-item>
                        <text:p><text:span text:style-name="T3">Allow us to specify different CSS style rules for different browser widths</text:span></text:p>
                      </text:list-item>
                    </text:list>
                  </text:list-item>
                  <text:list-item>
                    <text:p><text:span text:style-name="T3">All the content will be inside columns (same width) <text:s/>and each group of columns is a row</text:span></text:p>
                  </text:list-item>
                </text:list>
              </text:list-item>
              <text:list-item>
                <text:p><text:span text:style-name="T3">Requirements for Setting for responsive webdesign for the application</text:span></text:p>
                <text:list>
                  <text:list-item>
                    <text:p><text:span text:style-name="T3">Each row should have 1140px</text:span></text:p>
                  </text:list-item>
                  <text:list-item>
                    <text:p><text:span text:style-name="T3">cantered</text:span></text:p>
                    <text:list>
                      <text:list-item>
                        <text:p><text:span text:style-name="T3">margin centrer horizontally </text:span></text:p>
                      </text:list-item>
                      <text:list-item>
                        <text:p><text:span text:style-name="T3">Margin: 0 auto 0 auto</text:span></text:p>
                      </text:list-item>
                    </text:list>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uilding the header </text:p>
          </draw:text-box>
        </draw:frame>
        <draw:frame presentation:style-name="pr4" draw:text-style-name="P4" draw:layer="layout" svg:width="25.2cm" svg:height="15.886cm" svg:x="1.4cm" svg:y="4.914cm" presentation:class="outline" presentation:user-transformed="true">
          <draw:text-box>
            <text:list text:style-name="L2">
              <text:list-item>
                <text:p><text:span text:style-name="T3">Height: 100vh;</text:span></text:p>
                <text:list>
                  <text:list-item>
                    <text:p><text:span text:style-name="T3">100% view port</text:span></text:p>
                  </text:list-item>
                </text:list>
              </text:list-item>
              <text:list-item>
                <text:p><text:span text:style-name="T3">Center and display the complete image</text:span></text:p>
                <text:list>
                  <text:list-item>
                    <text:p><text:span text:style-name="T3">Background-size: cover</text:span><text:span text:style-name="T3"><text:tab/></text:span></text:p>
                  </text:list-item>
                  <text:list-item>
                    <text:p><text:span text:style-name="T3">Background-postion-centered</text:span></text:p>
                  </text:list-item>
                </text:list>
              </text:list-item>
              <text:list-item>
                <text:p><text:span text:style-name="T3">Vertically and Horizontally Centrer it</text:span></text:p>
                <text:list>
                  <text:list-item>
                    <text:p><text:span text:style-name="T3">Position: absolute</text:span></text:p>
                  </text:list-item>
                  <text:list-item>
                    <text:p><text:span text:style-name="T3">Width: 1140px;</text:span></text:p>
                  </text:list-item>
                  <text:list-item>
                    <text:p><text:span text:style-name="T3">Top : 50%</text:span></text:p>
                  </text:list-item>
                  <text:list-item>
                    <text:p><text:span text:style-name="T3">Left: 50%;</text:span></text:p>
                  </text:list-item>
                  <text:list-item>
                    <text:p><text:span text:style-name="T3">transform(translate,-50%, -50%)</text:span></text:p>
                  </text:list-item>
                </text:list>
              </text:list-item>
              <text:list-item>
                <text:p><text:span text:style-name="T3">Make an image darker</text:span></text:p>
                <text:list>
                  <text:list-item>
                    <text:p><text:span text:style-name="T3">To the background-img linear-gradiant(rgba(0,0,0,.7), rgba(0,0,0,.7), url(…)</text:span></text:p>
                    <text:list>
                      <text:list-item>
                        <text:p><text:span text:style-name="T3">Linear-gradiant : creates an image consisting of a progressive transition between two or more colours along a straight line</text:span></text:p>
                      </text:list-item>
                    </text:list>
                  </text:list-item>
                </text:list>
              </text:list-item>
              <text:list-item>
                <text:p><text:span text:style-name="T3">Font Size → Can be described in terms of percent</text:span></text:p>
                <text:list>
                  <text:list-item>
                    <text:p><text:span text:style-name="T3">Example the font-size is 20px then font: 200% means the font size is 400%</text:span></text:p>
                  </text:list-item>
                  <text:list-item>
                    <text:p><text:span text:style-name="T3">Can put a font-size of 16px; in the html and then different elements can have the font-size as a percentage</text:span></text:p>
                  </text:list-item>
                </text:list>
              </text:list-item>
              <text:list-item>
                <text:p><text:span text:style-name="T3">Lighten by decreasing the font-weight</text:span></text:p>
              </text:list-item>
              <text:list-item>
                <text:p><text:span text:style-name="T3">Text-transofrm: uppercase</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eader Part (2)</text:p>
          </draw:text-box>
        </draw:frame>
        <draw:frame presentation:style-name="pr4" draw:text-style-name="P4" draw:layer="layout" svg:width="25.199cm" svg:height="15.486cm" svg:x="1.4cm" svg:y="4.914cm" presentation:class="outline" presentation:user-transformed="true">
          <draw:text-box>
            <text:list text:style-name="L2">
              <text:list-item>
                <text:p><text:span text:style-name="T3">Spacing</text:span></text:p>
                <text:list>
                  <text:list-item>
                    <text:p><text:span text:style-name="T3">Letter-spacing</text:span><text:span text:style-name="T3"><text:tab/></text:span><text:span text:style-name="T3"><text:tab/></text:span><text:span text:style-name="T3">1px</text:span></text:p>
                  </text:list-item>
                  <text:list-item>
                    <text:p><text:span text:style-name="T3">Word-spacing</text:span><text:span text:style-name="T3"><text:tab/></text:span><text:span text:style-name="T3"><text:tab/></text:span><text:span text:style-name="T3">4px</text:span></text:p>
                  </text:list-item>
                  <text:list-item>
                    <text:p><text:span text:style-name="T3">Text-transform <text:s text:c="3"/></text:span><text:span text:style-name="T3"><text:tab/></text:span><text:span text:style-name="T3">upperspace</text:span></text:p>
                  </text:list-item>
                </text:list>
              </text:list-item>
              <text:list-item>
                <text:p><text:span text:style-name="T3">Dont’f forget you can have btn to define the generic parts and btn-ghost to define specific parts</text:span></text:p>
              </text:list-item>
              <text:list-item>
                <text:p><text:span text:style-name="T3">Inline block</text:span></text:p>
                <text:list>
                  <text:list-item>
                    <text:p><text:span text:style-name="T3">Inline element that can have heading and margin</text:span></text:p>
                  </text:list-item>
                  <text:list-item>
                    <text:p><text:span text:style-name="T3">Does not force a line break</text:span></text:p>
                  </text:list-item>
                </text:list>
              </text:list-item>
              <text:list-item>
                <text:p><text:span text:style-name="T3">Use block when you want a line break</text:span></text:p>
              </text:list-item>
              <text:list-item>
                <text:p><text:span text:style-name="T3">Flatcolors.com → Select you color</text:span></text:p>
                <text:list>
                  <text:list-item>
                    <text:p><text:span text:style-name="T3">Select Carrot</text:span></text:p>
                  </text:list-item>
                </text:list>
              </text:list-item>
              <text:list-item>
                <text:p><text:span text:style-name="T3">When comparing two elements width/height you need to take into account height/width/padding/border</text:span></text:p>
              </text:list-item>
              <text:list-item>
                <text:p><text:span text:style-name="T3">.btn</text:span></text:p>
                <text:list>
                  <text:list-item>
                    <text:p><text:span text:style-name="T3">{</text:span></text:p>
                    <text:list>
                      <text:list-item>
                        <text:p><text:span text:style-name="T3">Display: inline-block;</text:span></text:p>
                      </text:list-item>
                      <text:list-item>
                        <text:p><text:span text:style-name="T3">Padding: 10px, 30px</text:span></text:p>
                      </text:list-item>
                      <text:list-item>
                        <text:p><text:span text:style-name="T3">Font-weight: 300%</text:span></text:p>
                      </text:list-item>
                      <text:list-item>
                        <text:p><text:span text:style-name="T3">Text-decoration: none;</text:span></text:p>
                      </text:list-item>
                      <text:list-item>
                        <text:p><text:span text:style-name="T3">Border-radius : 200px</text:span><text:span text:style-name="T3"><text:tab/></text:span><text:span text:style-name="T3"><text:tab/></text:span><text:span text:style-name="T3">Make it an oval button</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eader Part 3</text:p>
          </draw:text-box>
        </draw:frame>
        <draw:frame presentation:style-name="pr4" draw:text-style-name="P4" draw:layer="layout" svg:width="25.199cm" svg:height="15.686cm" svg:x="1.4cm" svg:y="4.914cm" presentation:class="outline" presentation:user-transformed="true">
          <draw:text-box>
            <text:list text:style-name="L2">
              <text:list-item>
                <text:p><text:span text:style-name="T3">Buttons are links in general with the state</text:span></text:p>
                <text:list>
                  <text:list-item>
                    <text:p><text:span text:style-name="T3">Link</text:span><text:span text:style-name="T3"><text:tab/></text:span><text:span text:style-name="T3"><text:tab/></text:span><text:span text:style-name="T3"><text:tab/></text:span><text:span text:style-name="T3">Normal State</text:span></text:p>
                  </text:list-item>
                  <text:list-item>
                    <text:p><text:span text:style-name="T3">Visited</text:span></text:p>
                  </text:list-item>
                  <text:list-item>
                    <text:p><text:span text:style-name="T3">Hover</text:span><text:span text:style-name="T3"><text:tab/></text:span><text:span text:style-name="T3"><text:tab/></text:span><text:span text:style-name="T3"><text:tab/></text:span></text:p>
                    <text:list>
                      <text:list-item>
                        <text:p><text:span text:style-name="T3">0to255.com can get you a darker tome</text:span></text:p>
                      </text:list-item>
                    </text:list>
                  </text:list-item>
                  <text:list-item>
                    <text:p><text:span text:style-name="T3">Active</text:span><text:span text:style-name="T3"><text:tab/></text:span><text:span text:style-name="T3"><text:tab/></text:span><text:span text:style-name="T3"><text:tab/></text:span><text:span text:style-name="T3">Click</text:span></text:p>
                  </text:list-item>
                </text:list>
              </text:list-item>
              <text:list-item>
                <text:p><text:span text:style-name="T3">Transition from one color to another</text:span></text:p>
                <text:list>
                  <text:list-item>
                    <text:p><text:span text:style-name="T3">In the button class set the transition property</text:span></text:p>
                    <text:list>
                      <text:list-item>
                        <text:p><text:span text:style-name="T3">Value background-color 0.2s, border .2s, color .2;</text:span><text:span text:style-name="T3"><text:tab/></text:span><text:span text:style-name="T3">// .2 seconds : The background color will change in 0.2 seconds</text:span></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Features Section</text:p>
          </draw:text-box>
        </draw:frame>
        <draw:frame presentation:style-name="pr4" draw:text-style-name="P4" draw:layer="layout" svg:width="25.2cm" svg:height="16.086cm" svg:x="1.4cm" svg:y="4.914cm" presentation:class="outline" presentation:user-transformed="true">
          <draw:text-box>
            <text:list text:style-name="L2">
              <text:list-item>
                <text:p><text:span text:style-name="T3">M Dash – &amp;mdash</text:span></text:p>
              </text:list-item>
              <text:list-item>
                <text:p><text:span text:style-name="T3">Ionicions → The premium icon front for Ionic Framework. <text:s/>100% free and open source. <text:s/>MIT Licensed</text:span></text:p>
                <text:list>
                  <text:list-item>
                    <text:p><text:span text:style-name="T3">When you download them only need the CSS and Fonts directories</text:span></text:p>
                  </text:list-item>
                  <text:list-item>
                    <text:p><text:span text:style-name="T3">Include ionicons.min.css</text:span></text:p>
                  </text:list-item>
                  <text:list-item>
                    <text:p><text:span text:style-name="T3">Example &lt;i class=”ion-heart”&gt;&lt;/i&gt;</text:span></text:p>
                  </text:list-item>
                  <text:list-item>
                    <text:p><text:span text:style-name="T3">Can use font properites on these elements</text:span></text:p>
                  </text:list-item>
                </text:list>
              </text:list-item>
              <text:list-item>
                <text:p><text:span text:style-name="T3">White Space</text:span></text:p>
                <text:list>
                  <text:list-item>
                    <text:p><text:span text:style-name="T3">Use padding when you want to have sections with a background colour</text:span></text:p>
                    <text:list>
                      <text:list-item>
                        <text:p><text:span text:style-name="T3">Need to make sure the space is inside</text:span></text:p>
                      </text:list-item>
                    </text:list>
                  </text:list-item>
                </text:list>
              </text:list-item>
              <text:list-item>
                <text:p><text:span text:style-name="T3">:after</text:span></text:p>
                <text:list>
                  <text:list-item>
                    <text:p><text:span text:style-name="T3">A pseudo element that is the last child of each selected element</text:span></text:p>
                  </text:list-item>
                  <text:list-item>
                    <text:p><text:span text:style-name="T3">Often used to add cosmetic element with the content property</text:span></text:p>
                  </text:list-item>
                  <text:list-item>
                    <text:p><text:span text:style-name="T3">Inline by default</text:span></text:p>
                  </text:list-item>
                  <text:list-item>
                    <text:p><text:span text:style-name="T3">When we work with an after class we need to specify it content</text:span></text:p>
                  </text:list-item>
                  <text:list-item>
                    <text:p><text:span text:style-name="T3">Need a content property</text:span></text:p>
                  </text:list-item>
                </text:list>
              </text:list-item>
              <text:list-item>
                <text:p><text:span text:style-name="T3">Center a paragraph tag ( 15%, 70%, 15%)</text:span></text:p>
                <text:list>
                  <text:list-item>
                    <text:p><text:span text:style-name="T3">Provide a width ( example 70%)</text:span></text:p>
                  </text:list-item>
                  <text:list-item>
                    <text:p><text:span text:style-name="T3">Provide a margin ( exmaple 15%)</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uilding Features Section</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h2:after {</text:span></text:p>
                <text:list>
                  <text:list-item>
                    <text:p><text:span text:style-name="T3">display: block;</text:span><text:span text:style-name="T3"><text:tab/></text:span></text:p>
                  </text:list-item>
                  <text:list-item>
                    <text:p><text:span text:style-name="T3">height: 2px;</text:span></text:p>
                  </text:list-item>
                  <text:list-item>
                    <text:p><text:span text:style-name="T3">background-color: #BF55EC;</text:span></text:p>
                  </text:list-item>
                  <text:list-item>
                    <text:p><text:span text:style-name="T3">content: " ";</text:span></text:p>
                  </text:list-item>
                  <text:list-item>
                    <text:p><text:span text:style-name="T3">width: 100px;</text:span><text:span text:style-name="T3"><text:tab/></text:span></text:p>
                  </text:list-item>
                  <text:list-item>
                    <text:p><text:span text:style-name="T3">margin: 0 auto;</text:span></text:p>
                  </text:list-item>
                  <text:list-item>
                    <text:p><text:span text:style-name="T3">margin-top: 30px;</text:span></text:p>
                  </text:list-item>
                </text:list>
              </text:list-item>
              <text:list-item>
                <text:p><text:span text:style-name="T3">}</text:span></text:p>
              </text:list-item>
              <text:list-item>
                <text:p><text:span text:style-name="T3">By creating a css element with a height and a width and then filling in the rectangle with a backgorund color you can get a line</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it works section</text:p>
          </draw:text-box>
        </draw:frame>
        <draw:frame presentation:style-name="pr4" draw:text-style-name="P4" draw:layer="layout" svg:width="25.2cm" svg:height="15.886cm" svg:x="1.4cm" svg:y="4.914cm" presentation:class="outline" presentation:user-transformed="true">
          <draw:text-box>
            <text:list text:style-name="L2">
              <text:list-item>
                <text:p><text:span text:style-name="T3">.step-box:first-child → Selects the first child</text:span></text:p>
              </text:list-item>
              <text:list-item>
                <text:p><text:span text:style-name="T3">.step-box-last-child → Selects the last child</text:span></text:p>
              </text:list-item>
              <text:list-item>
                <text:p><text:span text:style-name="T3">.text-align → Will align any inline or inline-block element</text:span></text:p>
              </text:list-item>
              <text:list-item>
                <text:p><text:span text:style-name="T3">Use % for responsive layout since we don’t want rigid pixels thourhg layouts may be good too.</text:span></text:p>
              </text:list-item>
              <text:list-item>
                <text:p><text:span text:style-name="T3">Creeating a number with a circle</text:span></text:p>
                <text:list>
                  <text:list-item>
                    <text:p><text:span text:style-name="T3">.works-step div {</text:span></text:p>
                    <text:list>
                      <text:list-item>
                        <text:p><text:span text:style-name="T3">Color #e67e22;</text:span></text:p>
                      </text:list-item>
                      <text:list-item>
                        <text:p><text:span text:style-name="T3">Border: 2px solid #e67e22;</text:span></text:p>
                      </text:list-item>
                      <text:list-item>
                        <text:p><text:span text:style-name="T3">Display: inline-block;</text:span></text:p>
                      </text:list-item>
                      <text:list-item>
                        <text:p><text:span text:style-name="T3">Border-radius: 50%</text:span></text:p>
                      </text:list-item>
                      <text:list-item>
                        <text:p><text:span text:style-name="T3">Height: 50px</text:span><text:span text:style-name="T3"><text:tab/></text:span><text:span text:style-name="T3"><text:tab/></text:span><text:span text:style-name="T3"><text:tab/></text:span><text:span text:style-name="T3"><text:tab/></text:span><text:span text:style-name="T3">For a circle it should be as hight as wide</text:span></text:p>
                      </text:list-item>
                      <text:list-item>
                        <text:p><text:span text:style-name="T3">Width: 50px </text:span></text:p>
                      </text:list-item>
                      <text:list-item>
                        <text:p><text:span text:style-name="T3">Padding: 5px</text:span></text:p>
                      </text:list-item>
                      <text:list-item>
                        <text:p><text:span text:style-name="T3">Float:left;</text:span></text:p>
                      </text:list-item>
                      <text:list-item>
                        <text:p><text:span text:style-name="T3">Font-size: 150%</text:span></text:p>
                      </text:list-item>
                    </text:list>
                  </text:list-item>
                </text:list>
              </text:list-item>
              <text:list-item>
                <text:p><text:span text:style-name="T3">Last-of-type : allows you to target the last occurrence of an element within its container.</text:span></text:p>
                <text:list>
                  <text:list-item>
                    <text:p><text:span text:style-name="T3">Exa,ple first three divs with class work-steps can have 80 pixels and the last one can have 110 pixel margin</text:span></text:p>
                  </text:list-item>
                </text:list>
              </text:list-item>
              <text:list-item>
                <text:p><text:span text:style-name="T3">Example </text:span></text:p>
                <text:list>
                  <text:list-item>
                    <text:p><text:span text:style-name="T3">.clearfix { zoom : 1 } </text:span></text:p>
                  </text:list-item>
                  <text:list-item>
                    <text:p><text:span text:style-name="T3">.clearfix:after { content: “.” clear:both; display:block; height:0; visibility: hidden;</text:span></text:p>
                  </text:list-item>
                  <text:list-item>
                    <text:p><text:span text:style-name="T3">Add the class in the ul. <text:s/>The li have the flow property and the float will be cleare after the ul ( all children are done</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uilding Favorite Meals Section</text:p>
          </draw:text-box>
        </draw:frame>
        <draw:frame presentation:style-name="pr4" draw:text-style-name="P4" draw:layer="layout" svg:width="25.189cm" svg:height="15.899cm" draw:transform="rotate (0.0010471975511966) translate (1.394cm 4.927cm)" presentation:class="outline" presentation:user-transformed="true">
          <draw:text-box>
            <text:list text:style-name="L2">
              <text:list-item>
                <text:p><text:span text:style-name="T3">Create a 2x4 section for pictures where the is on &lt;ul&gt; with 4 &lt;li&gt; for each line</text:span></text:p>
                <text:list>
                  <text:list-item>
                    <text:p><text:span text:style-name="T3">Example – HTML</text:span></text:p>
                    <text:list>
                      <text:list-item>
                        <text:p><text:span text:style-name="T3">&lt;ul clas=”meal-showcase”&gt;</text:span></text:p>
                        <text:list>
                          <text:list-item>
                            <text:p><text:span text:style-name="T3">&lt;li&gt;</text:span></text:p>
                            <text:list>
                              <text:list-item>
                                <text:p><text:span text:style-name="T3">&lt;figure class=”meal-phote”&gt;</text:span><text:span text:style-name="T3"><text:tab/></text:span><text:span text:style-name="T3"><text:tab/></text:span><text:span text:style-name="T3">A container for a caption (element fig-caption and/or image</text:span></text:p>
                                <text:list>
                                  <text:list-item>
                                    <text:p><text:span text:style-name="T3">&lt;img src=”...” alt=”...”&gt;</text:span></text:p>
                                  </text:list-item>
                                </text:list>
                              </text:list-item>
                              <text:list-item>
                                <text:p><text:span text:style-name="T3">&lt;/figure&gt;</text:span></text:p>
                              </text:list-item>
                            </text:list>
                          </text:list-item>
                          <text:list-item>
                            <text:p><text:span text:style-name="T3">&lt;/li&gt;</text:span></text:p>
                          </text:list-item>
                        </text:list>
                      </text:list-item>
                      <text:list-item>
                        <text:p><text:span text:style-name="T3">&lt;/ul&gt;</text:span></text:p>
                      </text:list-item>
                    </text:list>
                  </text:list-item>
                  <text:list-item>
                    <text:p><text:span text:style-name="T3">Example -CSS</text:span></text:p>
                    <text:list>
                      <text:list-item>
                        <text:p><text:span text:style-name="T3">.meals-showcase {</text:span></text:p>
                        <text:list>
                          <text:list-item>
                            <text:p><text:span text:style-name="T3">List-style</text:span><text:span text:style-name="T3"><text:tab/></text:span><text:span text:style-name="T3"><text:tab/></text:span><text:span text:style-name="T3"><text:tab/></text:span><text:span text:style-name="T3"><text:tab/></text:span><text:span text:style-name="T3"># no list styles</text:span></text:p>
                          </text:list-item>
                          <text:list-item>
                            <text:p><text:span text:style-name="T3">Width:100%</text:span><text:span text:style-name="T3"><text:tab/></text:span><text:span text:style-name="T3"><text:tab/></text:span><text:span text:style-name="T3"><text:tab/></text:span><text:span text:style-name="T3"><text:tab/></text:span><text:span text:style-name="T3"># Takes the full page</text:span></text:p>
                          </text:list-item>
                        </text:list>
                      </text:list-item>
                      <text:list-item>
                        <text:p><text:span text:style-name="T3">.meals-showcase:li</text:span><text:span text:style-name="T3"><text:tab/></text:span></text:p>
                        <text:list>
                          <text:list-item>
                            <text:p><text:span text:style-name="T3">Display:block</text:span><text:span text:style-name="T3"><text:tab/></text:span><text:span text:style-name="T3"><text:tab/></text:span><text:span text:style-name="T3"><text:tab/></text:span><text:span text:style-name="T3"><text:tab/></text:span></text:p>
                          </text:list-item>
                          <text:list-item>
                            <text:p><text:span text:style-name="T3">Float:left</text:span><text:span text:style-name="T3"><text:tab/></text:span><text:span text:style-name="T3"><text:tab/></text:span><text:span text:style-name="T3"><text:tab/></text:span><text:span text:style-name="T3"><text:tab/></text:span><text:span text:style-name="T3">#side by side</text:span></text:p>
                          </text:list-item>
                          <text:list-item>
                            <text:p><text:span text:style-name="T3">Width:25</text:span><text:span text:style-name="T3"><text:tab/></text:span><text:span text:style-name="T3"><text:tab/></text:span><text:span text:style-name="T3"><text:tab/></text:span></text:p>
                          </text:list-item>
                        </text:list>
                      </text:list-item>
                      <text:list-item>
                        <text:p><text:span text:style-name="T3">.meal-photo</text:span></text:p>
                        <text:list>
                          <text:list-item>
                            <text:p><text:span text:style-name="T3">Width:100%</text:span><text:span text:style-name="T3"><text:tab/></text:span><text:span text:style-name="T3"><text:tab/></text:span><text:span text:style-name="T3"><text:tab/></text:span><text:span text:style-name="T3"><text:tab/></text:span><text:span text:style-name="T3"># has exact width of it parent</text:span></text:p>
                          </text:list-item>
                        </text:list>
                      </text:list-item>
                      <text:list-item>
                        <text:p><text:span text:style-name="T3">Meal-phote img</text:span></text:p>
                        <text:list>
                          <text:list-item>
                            <text:p><text:span text:style-name="T3">Width: 100%</text:span><text:span text:style-name="T3"><text:tab/></text:span><text:span text:style-name="T3"><text:tab/></text:span><text:span text:style-name="T3"><text:tab/></text:span><text:span text:style-name="T3"><text:tab/></text:span><text:span text:style-name="T3"># width is as long as it container\</text:span></text:p>
                          </text:list-item>
                          <text:list-item>
                            <text:p><text:span text:style-name="T3">Height: auto</text:span><text:span text:style-name="T3"><text:tab/></text:span><text:span text:style-name="T3"><text:tab/></text:span><text:span text:style-name="T3"><text:tab/></text:span><text:span text:style-name="T3"><text:tab/></text:span><text:span text:style-name="T3"># set height aotomatically</text:span></text:p>
                          </text:list-item>
                        </text:list>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uilding Favorite Meals Section</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Hover over an image gets larger</text:span></text:p>
                <text:list>
                  <text:list-item>
                    <text:p><text:span text:style-name="T3">Problem : When we transform(scale(1.15) for the image tha are contained in photo. <text:s/>The image will overflow it container, to solve this put overflow:hidden in the container</text:span></text:p>
                  </text:list-item>
                  <text:list-item>
                    <text:p><text:span text:style-name="T3">transform(scale(1.15)) → Transform the image to 1.15 the size</text:span><text:span text:style-name="T3"><text:tab/></text:span><text:span text:style-name="T3"><text:tab/></text:span><text:span text:style-name="T3"><text:tab/></text:span><text:span text:style-name="T3">// Makes the image bigger</text:span></text:p>
                  </text:list-item>
                  <text:list-item>
                    <text:p><text:span text:style-name="T3">Transition: transform(.5s)</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back to normal size to make it look bigger when hovered over</text:span></text:p>
                  </text:list-item>
                </text:list>
              </text:list-item>
              <text:list-item>
                <text:p><text:span text:style-name="T3"><text:s text:c="2"/></text:span><text:span text:style-name="T3">Make an image darker ( background image is mentioned earlier)</text:span></text:p>
                <text:list>
                  <text:list-item>
                    <text:p><text:span text:style-name="T3">Behind the image make the background color black</text:span></text:p>
                  </text:list-item>
                  <text:list-item>
                    <text:p><text:span text:style-name="T3">For the img provide a opacity</text:span></text:p>
                    <text:list>
                      <text:list-item>
                        <text:p><text:span text:style-name="T3">Problem : If the background is white then the image will have a white glow</text:span></text:p>
                        <text:list>
                          <text:list-item>
                            <text:p><text:span text:style-name="T3">Set the background color to black and the image will get darker</text:span><text:span text:style-name="T3"><text:tab/></text:span><text:span text:style-name="T3"><text:tab/></text:span></text:p>
                          </text:list-item>
                          <text:list-item>
                            <text:p><text:span text:style-name="T3">Set the opacity to a value &lt; 1 ( the small the opacity the darker the image should get)</text:span></text:p>
                          </text:list-item>
                        </text:list>
                      </text:list-item>
                      <text:list-item>
                        <text:p><text:span text:style-name="T3">Transition transform(.5s) opacity .5 seconds </text:span></text:p>
                      </text:list-item>
                      <text:list-item>
                        <text:p><text:span text:style-name="T3"/></text:p>
                      </text:list-item>
                    </text:list>
                  </text:list-item>
                  <text:list-item>
                    <text:p><text:span text:style-name="T3"/></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the cities section</text:p>
          </draw:text-box>
        </draw:frame>
        <draw:frame presentation:style-name="pr4" draw:text-style-name="P4" draw:layer="layout" svg:width="25.199cm" svg:height="15.886cm" svg:x="1.4cm" svg:y="4.914cm" presentation:class="outline" presentation:user-transformed="true">
          <draw:text-box>
            <text:list text:style-name="L2">
              <text:list-item>
                <text:p><text:span text:style-name="T3">Make the icons bigger, aligned to each other and have an orange color</text:span></text:p>
                <text:list>
                  <text:list-item>
                    <text:p><text:span text:style-name="T3">.class iconSmall {</text:span></text:p>
                    <text:list>
                      <text:list-item>
                        <text:p><text:span text:style-name="T3">Display inline-box</text:span><text:span text:style-name="T3"><text:tab/></text:span><text:span text:style-name="T3"><text:tab/></text:span><text:span text:style-name="T3">: Assign the icons width</text:span></text:p>
                      </text:list-item>
                      <text:list-item>
                        <text:p><text:span text:style-name="T3">Width:30px</text:span></text:p>
                      </text:list-item>
                      <text:list-item>
                        <text:p><text:span text:style-name="T3">Text-align: center</text:span><text:span text:style-name="T3"><text:tab/></text:span><text:span text:style-name="T3"><text:tab/></text:span><text:span text:style-name="T3">: Now that they have <text:s/>a width you can center them</text:span></text:p>
                      </text:list-item>
                      <text:list-item>
                        <text:p><text:span text:style-name="T3">Color: #e67e22;</text:span></text:p>
                      </text:list-item>
                      <text:list-item>
                        <text:p><text:span text:style-name="T3">Font-size: 120%;</text:span></text:p>
                      </text:list-item>
                      <text:list-item>
                        <text:p><text:span text:style-name="T3"/></text:p>
                      </text:list-item>
                      <text:list-item>
                        <text:p><text:span text:style-name="T3">/* secrets to align text and icons */</text:span></text:p>
                      </text:list-item>
                      <text:list-item>
                        <text:p><text:span text:style-name="T3">Line-height: 120%</text:span></text:p>
                      </text:list-item>
                      <text:list-item>
                        <text:p><text:span text:style-name="T3">Vertical-align : 120%</text:span></text:p>
                      </text:list-item>
                      <text:list-item>
                        <text:p><text:span text:style-name="T3">Margin-top -2px;</text:span><text:span text:style-name="T3"><text:tab/></text:span><text:span text:style-name="T3"><text:tab/></text:span><text:span text:style-name="T3"><text:tab/></text:span><text:span text:style-name="T3">: Takes Space away. <text:s/>Pull Space away. <text:s/>Takes space away</text:span></text:p>
                      </text:list-item>
                    </text:list>
                  </text:list-item>
                  <text:list-item>
                    <text:p><text:span text:style-name="T3">To make a border disappear instead of using the background colour use transparent</text:span></text:p>
                  </text:list-item>
                  <text:list-item>
                    <text:p><text:span text:style-name="T3">Transition: border-bottom .2s, color.2s → Animate the border going transparent and the color of the text oing transparent</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uilding the Customer Testimonal Section</text:p>
          </draw:text-box>
        </draw:frame>
        <draw:frame presentation:style-name="pr4" draw:text-style-name="P4" draw:layer="layout" svg:width="25.2cm" svg:height="15.286cm" svg:x="1.4cm" svg:y="4.914cm" presentation:class="outline" presentation:user-transformed="true">
          <draw:text-box>
            <text:list text:style-name="L2">
              <text:list-item>
                <text:p><text:span text:style-name="T3">Use the blockquote and site tags</text:span></text:p>
              </text:list-item>
              <text:list-item>
                <text:p><text:span text:style-name="T3">Background-image</text:span></text:p>
                <text:list>
                  <text:list-item>
                    <text:p><text:span text:style-name="T3">Background-size : conver;</text:span><text:span text:style-name="T3"><text:tab/></text:span><text:span text:style-name="T3"><text:tab/></text:span><text:span text:style-name="T3">`</text:span><text:span text:style-name="T3"><text:tab/></text:span><text:span text:style-name="T3">// Fills the width of the image</text:span></text:p>
                  </text:list-item>
                  <text:list-item>
                    <text:p><text:span text:style-name="T3">Background-image linear-gradiant(rgba(0,0,0,.8), rgba(0,0,0,.8, url(imag/back-cstuomers.jpg); // Makes the image darker</text:span></text:p>
                  </text:list-item>
                  <text:list-item>
                    <text:p><text:span text:style-name="T3">Color: white</text:span></text:p>
                  </text:list-item>
                  <text:list-item>
                    <text:p><text:span text:style-name="T3">Background-attachment : fixed</text:span><text:span text:style-name="T3"><text:tab/></text:span><text:span text:style-name="T3"><text:tab/></text:span><text:span text:style-name="T3"><text:tab/></text:span><text:span text:style-name="T3">// Thei image stays in the same place. <text:s/>Can use it to scroll over the same image</text:span></text:p>
                  </text:list-item>
                </text:list>
              </text:list-item>
              <text:list-item>
                <text:p><text:span text:style-name="T3">\</text:span></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uilding the sign-up section</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If the background color is a grey then you can make the background color of a box white to differentate them</text:span></text:p>
              </text:list-item>
              <text:list-item>
                <text:p><text:span text:style-name="T3">Dont’t forget if the parent has a width then you can cnter using percentages where left, right is the same</text:span></text:p>
              </text:list-item>
              <text:list-item>
                <text:p><text:span text:style-name="T3">Example</text:span></text:p>
                <text:list>
                  <text:list-item>
                    <text:p><text:span text:style-name="T3">&lt;div class=”col spam-1-of-3”&gt;</text:span><text:span text:style-name="T3"><text:tab/></text:span><text:span text:style-name="T3"><text:tab/></text:span><text:span text:style-name="T3"><text:tab/></text:span><text:span text:style-name="T3"><text:tab/></text:span><text:span text:style-name="T3"><text:tab/></text:span><text:span text:style-name="T3">// Could not have done the below using the col</text:span></text:p>
                    <text:list>
                      <text:list-item>
                        <text:p><text:span text:style-name="T3">&lt;div class=”div”&gt;...&lt;/div&gt; </text:span><text:span text:style-name="T3"><text:tab/></text:span><text:span text:style-name="T3"><text:tab/></text:span><text:span text:style-name="T3"><text:tab/></text:span><text:span text:style-name="T3"><text:tab/></text:span><text:span text:style-name="T3">// By using an extra div we can change the width</text:span></text:p>
                      </text:list-item>
                    </text:list>
                  </text:list-item>
                </text:list>
              </text:list-item>
              <text:list-item>
                <text:p><text:span text:style-name="T3">Font-size : when the font-size is a percentage then it is the size of the parent.</text:span></text:p>
                <text:list>
                  <text:list-item>
                    <text:p><text:span text:style-name="T3">For example the parent has 300% font-size</text:span></text:p>
                  </text:list-item>
                  <text:list-item>
                    <text:p><text:span text:style-name="T3">The child will base its font-size on the parent</text:span></text:p>
                  </text:list-item>
                </text:list>
              </text:list-item>
              <text:list-item>
                <text:p><text:span text:style-name="T3">Example</text:span></text:p>
                <text:list>
                  <text:list-item>
                    <text:p><text:span text:style-name="T3">For a column of three boxes each with firt name, last name, date of birth, social security. <text:s/>One column does not have the date for the property. <text:s/>The <text:s/>problem column will be smaller. <text:s/>You can fix that by adding a &amp;nbsp;</text:span></text:p>
                  </text:list-item>
                </text:list>
              </text:list-item>
              <text:list-item>
                <text:p><text:span text:style-name="T3">CSS Property Box-Shadow</text:span></text:p>
                <text:list>
                  <text:list-item>
                    <text:p><text:span text:style-name="T3">1</text:span><text:span text:style-name="T6">st</text:span><text:span text:style-name="T3"> value x-axis-offset</text:span></text:p>
                  </text:list-item>
                  <text:list-item>
                    <text:p><text:span text:style-name="T3">2</text:span><text:span text:style-name="T6">nd</text:span><text:span text:style-name="T3"> value y-axis-offset</text:span></text:p>
                  </text:list-item>
                  <text:list-item>
                    <text:p><text:span text:style-name="T3">3</text:span><text:span text:style-name="T6">rd</text:span><text:span text:style-name="T3"> blur</text:span></text:p>
                  </text:list-item>
                  <text:list-item>
                    <text:p><text:span text:style-name="T3">4</text:span><text:span text:style-name="T6">th</text:span><text:span text:style-name="T3"> color</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the Contact Form</text:p>
          </draw:text-box>
        </draw:frame>
        <draw:frame presentation:style-name="pr4" draw:text-style-name="P4" draw:layer="layout" svg:width="25.4cm" svg:height="15.886cm" svg:x="1.4cm" svg:y="4.914cm" presentation:class="outline" presentation:user-transformed="true">
          <draw:text-box>
            <text:list text:style-name="L2">
              <text:list-item>
                <text:p><text:span text:style-name="T3">For the input tage the placeholder is the default value of the input tag</text:span></text:p>
              </text:list-item>
              <text:list-item>
                <text:p><text:span text:style-name="T3">For Option the default value has the selected attribute.</text:span></text:p>
              </text:list-item>
              <text:list-item>
                <text:p><text:span text:style-name="T3">For Checkbox use the checked attribute</text:span></text:p>
              </text:list-item>
              <text:list-item>
                <text:p><text:span text:style-name="T3">Select ing a field using a label </text:span></text:p>
                <text:list>
                  <text:list-item>
                    <text:p><text:span text:style-name="T3">The label must have the for atribute with the id of the input type html object</text:span></text:p>
                  </text:list-item>
                  <text:list-item>
                    <text:p><text:span text:style-name="T3">Only works with text form and select element and checkbox</text:span></text:p>
                  </text:list-item>
                </text:list>
              </text:list-item>
              <text:list-item>
                <text:p><text:span text:style-name="T3">Margin 0 auto; will center the element inside it current element</text:span></text:p>
              </text:list-item>
              <text:list-item>
                <text:p><text:span text:style-name="T3">input[type=text]</text:span><text:span text:style-name="T3"><text:tab/></text:span><text:span text:style-name="T3"><text:tab/></text:span><text:span text:style-name="T3"><text:tab/></text:span><text:span text:style-name="T3"><text:tab/></text:span><text:span text:style-name="T3">// Select an HTML Object based on text</text:span></text:p>
              </text:list-item>
              <text:list-item>
                <text:p><text:span text:style-name="T3"/></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er the footer – Part 1</text:p>
          </draw:text-box>
        </draw:frame>
        <draw:frame presentation:style-name="pr4" draw:text-style-name="P4" draw:layer="layout" svg:width="25.2cm" svg:height="15.886cm" svg:x="1.4cm" svg:y="4.914cm" presentation:class="outline" presentation:user-transformed="true">
          <draw:text-box>
            <text:list text:style-name="L2">
              <text:list-item>
                <text:p><text:span text:style-name="T3">Inline blocks – Put element side by side</text:span></text:p>
                <text:list>
                  <text:list-item>
                    <text:p><text:span text:style-name="T3">Can assign them side by side</text:span></text:p>
                  </text:list-item>
                  <text:list-item>
                    <text:p><text:span text:style-name="T3">Can have margin</text:span></text:p>
                  </text:list-item>
                </text:list>
              </text:list-item>
              <text:list-item>
                <text:p><text:span text:style-name="T3">Designpieces.com/2012/12/social-media-colours-hex-and-rgb</text:span></text:p>
                <text:list>
                  <text:list-item>
                    <text:p><text:span text:style-name="T3">Show the color of the social sites</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king the website repsonsive</text:p>
          </draw:text-box>
        </draw:frame>
        <draw:frame presentation:style-name="pr4" draw:text-style-name="P4" draw:layer="layout" svg:width="25.2cm" svg:height="15.486cm" svg:x="1.4cm" svg:y="4.914cm" presentation:class="outline" presentation:user-transformed="true">
          <draw:text-box>
            <text:list text:style-name="L2">
              <text:list-item>
                <text:p><text:span text:style-name="T3">As the screen gets smaller, the website gets smaller</text:span></text:p>
                <text:list>
                  <text:list-item>
                    <text:p><text:span text:style-name="T3">Need to change the padding and font-size</text:span></text:p>
                  </text:list-item>
                  <text:list-item>
                    <text:p><text:span text:style-name="T3">Can set the font to pixels in the body tag of the CSS File and then use percentage in the elements in the CSS files.</text:span></text:p>
                    <text:list>
                      <text:list-item>
                        <text:p><text:span text:style-name="T3">Can do this for each section.</text:span></text:p>
                      </text:list-item>
                    </text:list>
                  </text:list-item>
                </text:list>
              </text:list-item>
              <text:list-item>
                <text:p><text:span text:style-name="T3">Media Queries and Breakpoints</text:span></text:p>
                <text:list>
                  <text:list-item>
                    <text:p><text:span text:style-name="T3">Breakpoints are screen width at which we want our website to change</text:span></text:p>
                  </text:list-item>
                  <text:list-item>
                    <text:p><text:span text:style-name="T3">As a beginner use the break points of common components such as mobile phone, table, two monitors</text:span></text:p>
                  </text:list-item>
                  <text:list-item>
                    <text:p><text:span text:style-name="T3">As you advance set the breaakpoints where your desgin starts to look terrible</text:span></text:p>
                  </text:list-item>
                </text:list>
              </text:list-item>
              <text:list-item>
                <text:p><text:span text:style-name="T3">Example : @media only screen and ( max-width: 480px)</text:span></text:p>
              </text:list-item>
              <text:list-item>
                <text:p><text:span text:style-name="T3">&lt;meta name=”viewport” content=”width-device-width, initial-scale=1.0”&gt;</text:span></text:p>
              </text:list-item>
              <text:list-item>
                <text:p><text:span text:style-name="T3">Overflow-x : hidden</text:span></text:p>
              </text:list-item>
              <text:list-item>
                <text:p><text:span text:style-name="T3">In responsive stack the column by making the width 100% so each column is below the previous</text:span></text:p>
              </text:list-item>
              <text:list-item>
                <text:p><text:span text:style-name="T3">CSS Browser Prefixes</text:span></text:p>
                <text:list>
                  <text:list-item>
                    <text:p><text:span text:style-name="T3">Provide support for features in a beta peroid</text:span></text:p>
                  </text:list-item>
                  <text:list-item>
                    <text:p><text:span text:style-name="T3">Common prefixes</text:span></text:p>
                    <text:list>
                      <text:list-item>
                        <text:p><text:span text:style-name="T3">-webkit- </text:span><text:span text:style-name="T3"><text:tab/></text:span><text:span text:style-name="T3">( chrome and android and iOS Safari )</text:span></text:p>
                      </text:list-item>
                      <text:list-item>
                        <text:p><text:span text:style-name="T3">-moz0-</text:span><text:span text:style-name="T3"><text:tab/></text:span><text:span text:style-name="T3"><text:tab/></text:span><text:span text:style-name="T3">firefox</text:span></text:p>
                      </text:list-item>
                      <text:list-item>
                        <text:p><text:span text:style-name="T3">-sb</text:span><text:span text:style-name="T3"><text:tab/></text:span><text:span text:style-name="T3"><text:tab/></text:span><text:span text:style-name="T3">ie</text:span></text:p>
                      </text:list-item>
                      <text:list-item>
                        <text:p><text:span text:style-name="T3">-o</text:span><text:span text:style-name="T3"><text:tab/></text:span><text:span text:style-name="T3"><text:tab/></text:span><text:span text:style-name="T3">Opera</text:span></text:p>
                      </text:list-item>
                    </text:list>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king the website repsonsive</text:p>
          </draw:text-box>
        </draw:frame>
        <draw:frame presentation:style-name="pr4" draw:text-style-name="P4" draw:layer="layout" svg:width="25.2cm" svg:height="15.886cm" svg:x="1.4cm" svg:y="4.914cm" presentation:class="outline" presentation:user-transformed="true">
          <draw:text-box>
            <text:list text:style-name="L2">
              <text:list-item>
                <text:list>
                  <text:list-item>
                    <text:p><text:span text:style-name="T3">Example using border radius</text:span></text:p>
                    <text:list>
                      <text:list-item>
                        <text:p><text:span text:style-name="T3">-webkit-border-radius: 25px</text:span></text:p>
                      </text:list-item>
                      <text:list-item>
                        <text:p><text:span text:style-name="T3">-moz-border-radius: 25px</text:span></text:p>
                      </text:list-item>
                      <text:list-item>
                        <text:p><text:span text:style-name="T3">border-radius:25px</text:span></text:p>
                      </text:list-item>
                    </text:list>
                  </text:list-item>
                  <text:list-item>
                    <text:p><text:span text:style-name="T3">With this code the property will work even on older versions of the browsers</text:span></text:p>
                  </text:list-item>
                  <text:list-item>
                    <text:p><text:span text:style-name="T3">Brackets : autoprefixer</text:span></text:p>
                    <text:list>
                      <text:list-item>
                        <text:p><text:span text:style-name="T3">Prefix the properties that only need prefixing</text:span></text:p>
                      </text:list-item>
                    </text:list>
                  </text:list-item>
                </text:list>
              </text:list-item>
              <text:list-item>
                <text:p><text:span text:style-name="T3">Respond - Allows old Browser to understand and use CSS Media Queries</text:span></text:p>
              </text:list-item>
              <text:list-item>
                <text:p><text:span text:style-name="T3">HTML5shiv : This script is the defacto way to enable use of HTML5 sectioning elements in leagacy internet explorer</text:span></text:p>
              </text:list-item>
              <text:list-item>
                <text:p><text:span text:style-name="T3">Selectivizr : A JavaScript utility that emulates CSS3 pseudo-classes and attribute selectors in IE 6-8</text:span></text:p>
              </text:list-item>
              <text:list-item>
                <text:p><text:span text:style-name="T3">Caniuse.com → Allow you to know which CSS works on what browser</text:span></text:p>
              </text:list-item>
              <text:list-item>
                <text:p><text:span text:style-name="T3"/></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Query</text:p>
          </draw:text-box>
        </draw:frame>
        <draw:frame presentation:style-name="pr4" draw:text-style-name="P4" draw:layer="layout" svg:width="25.2cm" svg:height="15.486cm" svg:x="1.4cm" svg:y="4.914cm" presentation:class="outline" presentation:user-transformed="true">
          <draw:text-box>
            <text:list text:style-name="L2">
              <text:list-item>
                <text:p><text:span text:style-name="T3">$(this) → The element that has been selected by the selector.</text:span></text:p>
              </text:list-item>
              <text:list-item>
                <text:p><text:span text:style-name="T3"/></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a “sticky” Navigation</text:p>
          </draw:text-box>
        </draw:frame>
        <draw:frame presentation:style-name="pr4" draw:text-style-name="P4" draw:layer="layout" svg:width="25.2cm" svg:height="15.886cm" svg:x="1.4cm" svg:y="4.914cm" presentation:class="outline" presentation:user-transformed="true">
          <draw:text-box>
            <text:list text:style-name="L2">
              <text:list-item>
                <text:p><text:span text:style-name="T3">The navigation is always present</text:span></text:p>
              </text:list-item>
              <text:list-item>
                <text:p><text:span text:style-name="T3">Format naivgation in the sticky state</text:span></text:p>
                <text:list>
                  <text:list-item>
                    <text:p><text:span text:style-name="T3">Class .sticky {</text:span></text:p>
                    <text:list>
                      <text:list-item>
                        <text:p><text:span text:style-name="T3">Position : fixed</text:span><text:span text:style-name="T3"><text:tab/></text:span><text:span text:style-name="T3"><text:tab/></text:span><text:span text:style-name="T3"><text:tab/></text:span><text:span text:style-name="T3"><text:tab/></text:span><text:span text:style-name="T3">// The navigation always states at the same point * /</text:span></text:p>
                      </text:list-item>
                      <text:list-item>
                        <text:p><text:span text:style-name="T3">Top : 0; left 0</text:span></text:p>
                      </text:list-item>
                      <text:list-item>
                        <text:p><text:span text:style-name="T3">Width : 100%</text:span></text:p>
                      </text:list-item>
                      <text:list-item>
                        <text:p><text:span text:style-name="T3">Background-color: rgba(255,255,255,0.98)</text:span></text:p>
                      </text:list-item>
                    </text:list>
                  </text:list-item>
                  <text:list-item>
                    <text:p><text:span text:style-name="T3">Want to make the logo black and make it hidden</text:span></text:p>
                  </text:list-item>
                  <text:list-item>
                    <text:p><text:span text:style-name="T3">Example</text:span></text:p>
                    <text:list>
                      <text:list-item>
                        <text:p><text:span text:style-name="T3">.logo-balck display:none</text:span><text:span text:style-name="T3"><text:tab/></text:span><text:span text:style-name="T3"><text:tab/></text:span><text:span text:style-name="T3">// Everywhere it will be hidden</text:span></text:p>
                      </text:list-item>
                      <text:list-item>
                        <text:p><text:span text:style-name="T3">.sticky .logo-black { display: bock } </text:span><text:span text:style-name="T3"><text:tab/></text:span><text:span text:style-name="T3">// insie .sticky it will display as a bloock</text:span></text:p>
                      </text:list-item>
                    </text:list>
                  </text:list-item>
                  <text:list-item>
                    <text:p><text:span text:style-name="T3">Box-shadow can </text:span></text:p>
                  </text:list-item>
                  <text:list-item>
                    <text:p><text:span text:style-name="T3">Waypoints → Trigger a function when you scroll to an element ( A library )</text:span></text:p>
                    <text:list>
                      <text:list-item>
                        <text:p><text:span text:style-name="T3">$(‘.—section-features’).waypoints(function(direction) {</text:span><text:span text:style-name="T3"><text:tab/></text:span><text:span text:style-name="T3">// -- <text:s/>A class found in the html / direction can be up or down</text:span></text:p>
                        <text:list>
                          <text:list-item>
                            <text:p><text:span text:style-name="T3">If ( direction <text:s/>== “down”) <text:s/>{</text:span></text:p>
                            <text:list>
                              <text:list-item>
                                <text:p><text:span text:style-name="T3">$(‘nav’).addClass(“sticky”)</text:span></text:p>
                              </text:list-item>
                            </text:list>
                          </text:list-item>
                          <text:list-item>
                            <text:p><text:span text:style-name="T3">} else {</text:span></text:p>
                            <text:list>
                              <text:list-item>
                                <text:p><text:span text:style-name="T3">$(‘nav’).removeClass(‘sticky’)</text:span></text:p>
                              </text:list-item>
                            </text:list>
                          </text:list-item>
                          <text:list-item>
                            <text:p><text:span text:style-name="T3">}, {</text:span></text:p>
                            <text:list>
                              <text:list-item>
                                <text:p><text:span text:style-name="T3">Offset: ‘60’ pixels</text:span><text:span text:style-name="T3"><text:tab/></text:span><text:span text:style-name="T3"><text:tab/></text:span><text:span text:style-name="T3"><text:tab/></text:span><text:span text:style-name="T3">// Number of pixels before hitting the div with class --section-features</text:span></text:p>
                              </text:list-item>
                              <text:list-item>
                                <text:p><text:span text:style-name="T3">}</text:span></text:p>
                              </text:list-item>
                            </text:list>
                          </text:list-item>
                        </text:list>
                      </text:list-item>
                      <text:list-item>
                        <text:p><text:span text:style-name="T3"/></text:p>
                      </text:list-item>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rolling to Elements</text:p>
          </draw:text-box>
        </draw:frame>
        <draw:frame presentation:style-name="pr4" draw:text-style-name="P4" draw:layer="layout" svg:width="25.2cm" svg:height="15.686cm" svg:x="1.2cm" svg:y="4.914cm" presentation:class="outline" presentation:user-transformed="true">
          <draw:text-box>
            <text:list text:style-name="L2">
              <text:list-item>
                <text:p><text:span text:style-name="T3">// Select all links with hashes ; $('a[href*="#"]')</text:span></text:p>
              </text:list-item>
              <text:list-item>
                <text:p><text:span text:style-name="T3"><text:s text:c="2"/></text:span><text:span text:style-name="T3">// Remove links that don't actually link to anything’ <text:s/>.not('[href="#"]'); <text:s text:c="2"/>.not('[href="#0"]') ; <text:s/></text:span></text:p>
              </text:list-item>
              <text:list-item>
                <text:p><text:span text:style-name="T3">.click(function(event) {</text:span></text:p>
              </text:list-item>
              <text:list-item>
                <text:p><text:span text:style-name="T3"><text:s text:c="4"/></text:span><text:span text:style-name="T3">// On-page links</text:span></text:p>
              </text:list-item>
              <text:list-item>
                <text:p><text:span text:style-name="T3"><text:s text:c="4"/></text:span><text:span text:style-name="T3">If ( location.pathname.replace(/^\//, '') == this.pathname.replace(/^\//, '') <text:s text:c="2"/>&amp;&amp; <text:s/>location.hostname == this.hostnam) {</text:span></text:p>
              </text:list-item>
              <text:list-item>
                <text:p><text:span text:style-name="T3"><text:s text:c="5"/></text:span><text:span text:style-name="T3"><text:tab/></text:span><text:span text:style-name="T3"> </text:span><text:span text:style-name="T3">// Figure out element to scroll to</text:span></text:p>
              </text:list-item>
              <text:list-item>
                <text:p><text:span text:style-name="T3"><text:s text:c="5"/></text:span><text:span text:style-name="T3"><text:tab/></text:span><text:span text:style-name="T3"> </text:span><text:span text:style-name="T3">var target = $(this.hash); <text:s/></text:span><text:span text:style-name="T3"><text:tab/></text:span><text:span text:style-name="T3"> target = target.length ? target : $('[name=' + this.hash.slice(1) + ']')</text:span></text:p>
              </text:list-item>
              <text:list-item>
                <text:p><text:span text:style-name="T3"><text:s text:c="6"/></text:span><text:span text:style-name="T3">if (target.length) { <text:s/>// Does a scroll target exist?</text:span></text:p>
              </text:list-item>
              <text:list-item>
                <text:p><text:span text:style-name="T3"><text:s text:c="8"/></text:span><text:span text:style-name="T3">// Only prevent default if animation is actually gonna happen</text:span></text:p>
              </text:list-item>
              <text:list-item>
                <text:p><text:span text:style-name="T3"><text:s text:c="8"/></text:span><text:span text:style-name="T3">event.preventDefault();</text:span><text:span text:style-name="T3"><text:tab/></text:span><text:span text:style-name="T3"> <text:s/>$('html, body').animate({ <text:s/>scrollTop: target.offset().top <text:s/>}, 1000, function() {</text:span></text:p>
              </text:list-item>
              <text:list-item>
                <text:p><text:span text:style-name="T3"><text:s text:c="10"/></text:span><text:span text:style-name="T3">// Callback after animation amd <text:s/>Must change focus!</text:span></text:p>
              </text:list-item>
              <text:list-item>
                <text:p><text:span text:style-name="T3"><text:s text:c="10"/></text:span><text:span text:style-name="T3">var $target = $(target); $target.focus();</text:span></text:p>
              </text:list-item>
              <text:list-item>
                <text:p><text:span text:style-name="T3"><text:s text:c="10"/></text:span><text:span text:style-name="T3">if ($target.is(":focus")) { // Checking if the target was focused</text:span></text:p>
              </text:list-item>
              <text:list-item>
                <text:p><text:span text:style-name="T3"><text:s text:c="12"/></text:span><text:span text:style-name="T3">return false;</text:span></text:p>
              </text:list-item>
              <text:list-item>
                <text:p><text:span text:style-name="T3"><text:s text:c="10"/></text:span><text:span text:style-name="T3">} else {</text:span></text:p>
              </text:list-item>
              <text:list-item>
                <text:p><text:span text:style-name="T3"><text:s text:c="12"/></text:span><text:span text:style-name="T3">$target.attr('tabindex','-1'); // Adding tabindex for elements not focusable</text:span></text:p>
              </text:list-item>
              <text:list-item>
                <text:p><text:span text:style-name="T3"><text:s text:c="12"/></text:span><text:span text:style-name="T3">$target.focus(); // Set focus again</text:span></text:p>
              </text:list-item>
              <text:list-item>
                <text:p><text:span text:style-name="T3"><text:s text:c="10"/></text:span><text:span text:style-name="T3">}; <text:s text:c="6"/>}); <text:s text:c="6"/>} <text:s text:c="3"/>} <text:s/>});</text:span></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d animations on scroll</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Animate.css → Daneden.github.io/animate.css</text:span></text:p>
              </text:list-item>
              <text:list-item>
                <text:p><text:span text:style-name="T3">$(‘.js-0sp-1’).addClass(animated fadeIn)</text:span></text:p>
              </text:list-item>
              <text:list-item>
                <text:p><text:span text:style-name="T3">Only prevent default if the animation is going to be triggered</text:span></text:p>
              </text:list-item>
              <text:list-item>
                <text:p><text:span text:style-name="T3">Css property → change the speed of the animation </text:span></text:p>
                <text:list>
                  <text:list-item>
                    <text:p><text:span text:style-name="T3">Animation-duration : 1s;</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rolling to Elements</text:p>
          </draw:text-box>
        </draw:frame>
        <draw:frame presentation:style-name="pr4" draw:text-style-name="P4" draw:layer="layout" svg:width="25.199cm" svg:height="12.179cm" svg:x="1.4cm" svg:y="4.914cm" presentation:class="outline">
          <draw:text-box>
            <text:list text:style-name="L2">
              <text:list-item>
                <text:p><text:span text:style-name="T3">Select <text:s/>a link element where href start with a # symbol</text:span></text:p>
              </text:list-item>
              <text:list-item>
                <text:p><text:span text:style-name="T3">If that element then we scroll to it</text:span></text:p>
              </text:list-item>
              <text:list-item>
                <text:p><text:span text:style-name="T3">Once it scrolled then change the focus to that class</text:span></text:p>
              </text:list-item>
              <text:list-item>
                <text:p><text:span text:style-name="T3">If there is no tabindex then set the tabindex = -1 ( not focusable, but user can access it directly )</text:span></text:p>
              </text:list-item>
              <text:list-item>
                <text:p><text:span text:style-name="T3"/></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reating a favicon</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Favicon are the icons found on bookmarks and brower tabs</text:span></text:p>
              </text:list-item>
              <text:list-item>
                <text:p><text:span text:style-name="T3">Need an image</text:span></text:p>
              </text:list-item>
              <text:list-item>
                <text:p><text:span text:style-name="T3">Use realfavicongenerator.net</text:span></text:p>
              </text:list-item>
              <text:list-item>
                <text:p><text:span text:style-name="T3">Include the icon using : </text:span></text:p>
                <text:list>
                  <text:list-item>
                    <text:p><text:span text:style-name="T3">Creates the icons sizes, </text:span></text:p>
                  </text:list-item>
                  <text:list-item>
                    <text:p><text:span text:style-name="T3">Create the links with the rel, sizes, href</text:span></text:p>
                  </text:list-item>
                  <text:list-item>
                    <text:p><text:span text:style-name="T3">Create the meta tags for msapplication, theme-color</text:span></text:p>
                  </text:list-item>
                </text:list>
              </text:list-item>
              <text:list-item>
                <text:p><text:span text:style-name="T3">Link </text:span></text:p>
                <text:list>
                  <text:list-item>
                    <text:p><text:span text:style-name="T3">The following links should have a href to a png are</text:span></text:p>
                    <text:list>
                      <text:list-item>
                        <text:p><text:span text:style-name="T3">Apple-touch-icon</text:span><text:span text:style-name="T3"><text:tab/></text:span><text:span text:style-name="T3"><text:tab/></text:span><text:span text:style-name="T3">Each one should have sizes</text:span></text:p>
                      </text:list-item>
                      <text:list-item>
                        <text:p><text:span text:style-name="T3">Icon</text:span><text:span text:style-name="T3"><text:tab/></text:span><text:span text:style-name="T3"><text:tab/></text:span><text:span text:style-name="T3"><text:tab/></text:span><text:span text:style-name="T3"><text:tab/></text:span><text:span text:style-name="T3">Each one should have sizes</text:span></text:p>
                      </text:list-item>
                      <text:list-item>
                        <text:p><text:span text:style-name="T3">Manifest</text:span><text:span text:style-name="T3"><text:tab/></text:span><text:span text:style-name="T3"><text:tab/></text:span><text:span text:style-name="T3"><text:tab/></text:span><text:span text:style-name="T3">A Json manifest</text:span></text:p>
                      </text:list-item>
                      <text:list-item>
                        <text:p><text:span text:style-name="T3">MsApplication Tile Color</text:span></text:p>
                      </text:list-item>
                      <text:list-item>
                        <text:p><text:span text:style-name="T3"/></text:p>
                      </text:list-item>
                    </text:list>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king Navigtaion Resposive</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Use Jquery to Make the Hamburger icon work</text:span></text:p>
              </text:list-item>
              <text:list-item>
                <text:p><text:span text:style-name="T3">Example</text:span></text:p>
                <text:list>
                  <text:list-item>
                    <text:p><text:span text:style-name="T3">.main-nav li { display : blcok; } will cause a line break so that the list items will be stacked one on top of another</text:span></text:p>
                  </text:list-item>
                </text:list>
              </text:list-item>
              <text:list-item>
                <text:p><text:span text:style-name="T3">When working with mobile, you do not need to take into account haover</text:span></text:p>
              </text:list-item>
              <text:list-item>
                <text:p><text:span text:style-name="T3">SlideToggle(# of milliseconds ) : Open and Claose a Box Vertically</text:span></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ite Optimization &amp; launching</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Launching a website</text:span></text:p>
                <text:list>
                  <text:list-item>
                    <text:p><text:span text:style-name="T3">Choose and buy a domain name</text:span></text:p>
                  </text:list-item>
                  <text:list-item>
                    <text:p><text:span text:style-name="T3">Buy Webhost – Amount of Data Transfer in a certain time period</text:span></text:p>
                    <text:list>
                      <text:list-item>
                        <text:p><text:span text:style-name="T3">Upload to our wesite</text:span></text:p>
                      </text:list-item>
                    </text:list>
                  </text:list-item>
                </text:list>
              </text:list-item>
              <text:list-item>
                <text:p><text:span text:style-name="T3">Optimize Images since they are the more heavy content</text:span></text:p>
                <text:list>
                  <text:list-item>
                    <text:p><text:span text:style-name="T3">Chrome can show use the actual size and the displayed size</text:span></text:p>
                  </text:list-item>
                  <text:list-item>
                    <text:p><text:span text:style-name="T3">Don’t forget in responsive the image may be a little bigger than it was before</text:span></text:p>
                  </text:list-item>
                  <text:list-item>
                    <text:p><text:span text:style-name="T3">Image Size should be twice the needed size ( Size the image needs to be for the website) </text:span></text:p>
                    <text:list>
                      <text:list-item>
                        <text:p><text:span text:style-name="T3">To look super sharep on Reason High Resolution Dispaly </text:span></text:p>
                      </text:list-item>
                    </text:list>
                  </text:list-item>
                  <text:list-item>
                    <text:p><text:span text:style-name="T3">Reduce the Width to the needed size</text:span></text:p>
                  </text:list-item>
                  <text:list-item>
                    <text:p><text:span text:style-name="T3">Tool Optimizilla → Compress images on line</text:span></text:p>
                    <text:list>
                      <text:list-item>
                        <text:p><text:span text:style-name="T3">Reduce the quality and the memory size is liess</text:span></text:p>
                      </text:list-item>
                      <text:list-item>
                        <text:p><text:span text:style-name="T3">To the untrained or the human eye the picture still looks good</text:span></text:p>
                      </text:list-item>
                      <text:list-item>
                        <text:p><text:span text:style-name="T3">You will need to download the fies and change the CSS to load the optimzied images</text:span></text:p>
                      </text:list-item>
                    </text:list>
                  </text:list-item>
                </text:list>
              </text:list-item>
              <text:list-item>
                <text:p><text:span text:style-name="T3">Minify CSS and Jquery cocde</text:span></text:p>
                <text:list>
                  <text:list-item>
                    <text:p><text:span text:style-name="T3">Remove unneded white space, comments and optiimizes the code </text:span></text:p>
                  </text:list-item>
                  <text:list-item>
                    <text:p><text:span text:style-name="T3">Make it hard for humans to read</text:span></text:p>
                  </text:list-item>
                  <text:list-item>
                    <text:p><text:span text:style-name="T3">Use : </text:span><text:span text:style-name="T3"><text:a xlink:href="http://www.minifycss.com/css-compressor" xlink:type="simple">www.minifycss.com/css-compressor</text:a></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Search Engine Optimization</text:p>
          </draw:text-box>
        </draw:frame>
        <draw:frame presentation:style-name="pr4" draw:text-style-name="P4" draw:layer="layout" svg:width="25.2cm" svg:height="15.686cm" svg:x="1.4cm" svg:y="4.914cm" presentation:class="outline" presentation:user-transformed="true">
          <draw:text-box>
            <text:list text:style-name="L2">
              <text:list-item>
                <text:p><text:span text:style-name="T3">Purpose : Website can be found by your users using a search engine</text:span></text:p>
              </text:list-item>
              <text:list-item>
                <text:p><text:span text:style-name="T3">Search Engine Optimisation</text:span></text:p>
                <text:list>
                  <text:list-item>
                    <text:p><text:span text:style-name="T3">Techniques that improve and promote a website to increase the number of visitors the site receives from search engines</text:span></text:p>
                  </text:list-item>
                </text:list>
              </text:list-item>
              <text:list-item>
                <text:p><text:span text:style-name="T3">Meta Description Tag</text:span></text:p>
                <text:list>
                  <text:list-item>
                    <text:p><text:span text:style-name="T3">&lt;meta name=”description” content=”Udemy is the largest destination for online courses”&gt;</text:span></text:p>
                  </text:list-item>
                  <text:list-item>
                    <text:p><text:span text:style-name="T3">Tag used to describe a website on a search result page. </text:span></text:p>
                    <text:list>
                      <text:list-item>
                        <text:p><text:span text:style-name="T3">Helps to advertise for your sight</text:span></text:p>
                      </text:list-item>
                    </text:list>
                  </text:list-item>
                  <text:list-item>
                    <text:p><text:span text:style-name="T3">Max 160 Characters</text:span></text:p>
                  </text:list-item>
                </text:list>
              </text:list-item>
              <text:list-item>
                <text:p><text:span text:style-name="T3">Valid HTML is important</text:span></text:p>
              </text:list-item>
              <text:list-item>
                <text:p><text:span text:style-name="T3">Content is King</text:span></text:p>
                <text:list>
                  <text:list-item>
                    <text:p><text:span text:style-name="T3">Keep provding new content if you can. <text:s/>Keep the users coming back</text:span></text:p>
                  </text:list-item>
                </text:list>
              </text:list-item>
              <text:list-item>
                <text:p><text:span text:style-name="T3">Keywords</text:span></text:p>
                <text:list>
                  <text:list-item>
                    <text:p><text:span text:style-name="T3">Place them strategically in your content</text:span></text:p>
                  </text:list-item>
                  <text:list-item>
                    <text:p><text:span text:style-name="T3">Help by allowing the suer to find you. <text:s/>The users will search by keyword, title, meta description, heading, links</text:span></text:p>
                  </text:list-item>
                  <text:list-item>
                    <text:p><text:span text:style-name="T3">Don’t overuse keywords</text:span></text:p>
                    <text:list>
                      <text:list-item>
                        <text:p><text:span text:style-name="T3">Search engines consider that keyword spending an might penalize you </text:span></text:p>
                      </text:list-item>
                    </text:list>
                  </text:list-item>
                </text:list>
              </text:list-item>
              <text:list-item>
                <text:p><text:span text:style-name="T3">Get other websites to link to your</text:span></text:p>
                <text:list>
                  <text:list-item>
                    <text:p><text:span text:style-name="T3">Called backlinks </text:span></text:p>
                  </text:list-item>
                  <text:list-item>
                    <text:p><text:span text:style-name="T3">Like letters of recommendation</text:span></text:p>
                  </text:list-item>
                  <text:list-item>
                    <text:p><text:span text:style-name="T3">Calculate based on quality and number of links</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ogle Analytics</text:p>
          </draw:text-box>
        </draw:frame>
        <draw:frame presentation:style-name="pr4" draw:text-style-name="P4" draw:layer="layout" svg:width="25.4cm" svg:height="15.686cm" svg:x="0.6cm" svg:y="9.914cm" presentation:class="outline" presentation:user-transformed="true">
          <draw:text-box>
            <text:list text:style-name="L2">
              <text:list-item>
                <text:p><text:span text:style-name="T3">Monitor statistics <text:s/>such as : Number of visits, amount of time they stay etc..</text:span></text:p>
              </text:list-item>
              <text:list-item>
                <text:p><text:span text:style-name="T3">Create an account on google.com/analytics</text:span></text:p>
              </text:list-item>
              <text:list-item>
                <text:p><text:span text:style-name="T3">Goto the Admin website</text:span></text:p>
                <text:list>
                  <text:list-item>
                    <text:p><text:span text:style-name="T3">Provide Name, Link</text:span></text:p>
                  </text:list-item>
                  <text:list-item>
                    <text:p><text:span text:style-name="T3">Click on the button get tracking id</text:span></text:p>
                    <text:list>
                      <text:list-item>
                        <text:p><text:span text:style-name="T3">Copy the scripot they provide and add it to the each page of the website</text:span></text:p>
                      </text:list-item>
                    </text:list>
                  </text:list-item>
                  <text:list-item>
                    <text:p><text:span text:style-name="T3">Goto Home Menu and Select your website</text:span></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dding a map to the Omnifood website</text:p>
          </draw:text-box>
        </draw:frame>
        <draw:frame presentation:style-name="pr4" draw:text-style-name="P4" draw:layer="layout" svg:width="25.4cm" svg:height="15.686cm" svg:x="1.4cm" svg:y="4.914cm" presentation:class="outline" presentation:user-transformed="true">
          <draw:text-box>
            <text:list text:style-name="L2">
              <text:list-item>
                <text:p><text:span text:style-name="T3">Gmaps.js → Allows use to use the pontential of Google Maps in a simple way</text:span></text:p>
              </text:list-item>
              <text:list-item>
                <text:p><text:span text:style-name="T3">Depnedency : http://maps.google.com/api/js?sensor=true</text:span></text:p>
              </text:list-item>
              <text:list-item>
                <text:p><text:span text:style-name="T3">Example</text:span></text:p>
                <text:list>
                  <text:list-item>
                    <text:p><text:span text:style-name="T3">New Gmaps ({</text:span></text:p>
                    <text:list>
                      <text:list-item>
                        <text:p><text:span text:style-name="T3">Div: ‘map’</text:span><text:span text:style-name="T3"><text:tab/></text:span><text:span text:style-name="T3"><text:tab/></text:span><text:span text:style-name="T3"><text:tab/></text:span><text:span text:style-name="T3"><text:tab/></text:span><text:span text:style-name="T3">// Where we display our map</text:span></text:p>
                      </text:list-item>
                      <text:list-item>
                        <text:p><text:span text:style-name="T3">Lat: -12.0433333</text:span><text:span text:style-name="T3"><text:tab/></text:span></text:p>
                      </text:list-item>
                      <text:list-item>
                        <text:p><text:span text:style-name="T3">Lng: -77.0283333</text:span></text:p>
                      </text:list-item>
                      <text:list-item>
                        <text:p><text:span text:style-name="T3">});</text:span></text:p>
                      </text:list-item>
                    </text:list>
                  </text:list-item>
                  <text:list-item>
                    <text:p><text:span text:style-name="T3">.map-box ( relative) <text:s/>is the <text:s/>and .form-box is the child</text:span></text:p>
                    <text:list>
                      <text:list-item>
                        <text:p><text:span text:style-name="T3">Since we have this relationship we can use the abolute for the child .form-box</text:span></text:p>
                      </text:list-item>
                    </text:list>
                  </text:list-item>
                  <text:list-item>
                    <text:p><text:span text:style-name="T3">The one with the higher z-index appears first</text:span></text:p>
                  </text:list-item>
                  <text:list-item>
                    <text:p><text:span text:style-name="T3"/></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8T05:01:43.987629275</meta:creation-date>
    <dc:date>2018-09-12T00:16:10.568918000</dc:date>
    <meta:editing-duration>P12DT21H14M30S</meta:editing-duration>
    <meta:editing-cycles>48</meta:editing-cycles>
    <meta:generator>LibreOffice/5.3.0.3$MacOSX_X86_64 LibreOffice_project/7074905676c47b82bbcfbea1aeefc84afe1c50e1</meta:generator>
    <meta:document-statistic meta:object-count="189"/>
  </office:meta>
</office:document-meta>
</file>